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23.31pt"/>
    </style:style>
    <style:style style:name="co4" style:family="table-column">
      <style:table-column-properties fo:break-before="auto" style:column-width="752.91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1002.64pt"/>
    </style:style>
    <style:style style:name="co7" style:family="table-column">
      <style:table-column-properties fo:break-before="auto" style:column-width="157.69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149.19pt"/>
    </style:style>
    <style:style style:name="co12" style:family="table-column">
      <style:table-column-properties fo:break-before="auto" style:column-width="991.81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  <table:table-cell office:value-type="string" calcext:value-type="string">
            <text:p>elapsed_time</text:p>
          </table:table-cell>
          <table:table-cell office:value-type="string" calcext:value-type="string">
            <text:p>pert_ratio</text:p>
          </table:table-cell>
        </table:table-row>
        <table:table-row table:style-name="ro1">
          <table:table-cell office:value-type="string" calcext:value-type="string">
            <text:p>[4.07396017]</text:p>
          </table:table-cell>
          <table:table-cell office:value-type="float" office:value="4.38185701718934" calcext:value-type="float">
            <text:p>4.38185701718934</text:p>
          </table:table-cell>
          <table:table-cell office:value-type="string" calcext:value-type="string">
            <text:p>[ <text:s/>16 <text:s text:c="2"/>34 <text:s text:c="3"/>3 1159 1093 <text:s text:c="2"/>36 <text:s text:c="2"/>74 <text:s text:c="2"/>61 <text:s/>166 <text:s/>242]</text:p>
          </table:table-cell>
          <table:table-cell office:value-type="string" calcext:value-type="string">
            <text:p>[8.68627143e-01 2.08488482e-02 1.40569993e-02 6.78336840e-03 5.03067410e-03 4.97153102e-03 4.96741275e-03 2.81232637e-03 6.18932348e-04 5.09104845e-04]</text:p>
          </table:table-cell>
          <table:table-cell office:value-type="float" office:value="0.307896849328041" calcext:value-type="float">
            <text:p>0.307896849328041</text:p>
          </table:table-cell>
          <table:table-cell office:value-type="string" calcext:value-type="string">
            <text:p>[('Comedy|Crime|Drama|Thriller', 0.8686271431925664), ('Crime|Horror|Thriller', 0.020848848195788194), ('Mystery|Thriller', 0.014056999300824267), ('Comedy|Crime|Drama', 0.006783368396858598), ('Crime|Drama|Thriller', 0.0050306741041872575), ('Comedy|Crime|Drama|Thriller', 0.004971531018673446), ('Crime|Drama', 0.004967412745322813), ('Comedy', 0.002812326367060183), ('Action|Sci-Fi|Thriller', 0.0006189323479444945), ('Drama|Mystery|Thriller', 0.000509104845484677)]</text:p>
          </table:table-cell>
          <table:table-cell office:value-type="string" calcext:value-type="string">
            <text:p>['Crime|Drama']</text:p>
          </table:table-cell>
          <table:table-cell office:value-type="float" office:value="3.02017543859649" calcext:value-type="float">
            <text:p>3.02017543859649</text:p>
          </table:table-cell>
          <table:table-cell office:value-type="float" office:value="0.793081910391178" calcext:value-type="float">
            <text:p>0.79308191039117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['Drama|Fantasy|Sci-Fi', 'Adventure|Sci-Fi', 'Action|Adventure|Sci-Fi|IMAX', 'Drama|Musical|Romance', 'Action|Thriller', 'Crime|Drama', 'Action|Drama|War', 'Action|Crime|IMAX', 'Action|Drama|War', 'Action|Adventure|Drama|Thriller|Western', 'Action|Fantasy|War|IMAX', 'Action|Sci-Fi|Thriller', 'Mystery|Sci-Fi|Thriller', 'Drama', 'Action|Crime|Drama|Thriller', 'Action|Adventure|Sci-Fi', 'Action|Adventure|Thriller', 'Adventure|Drama|Sci-Fi', 'Comedy|Crime|Mystery|Thriller', 'Fantasy|Sci-Fi']</text:p>
          </table:table-cell>
          <table:table-cell office:value-type="float" office:value="0.490433216094971" calcext:value-type="float">
            <text:p>0.490433216094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28317703]</text:p>
          </table:table-cell>
          <table:table-cell office:value-type="float" office:value="4.41697809439059" calcext:value-type="float">
            <text:p>4.41697809439059</text:p>
          </table:table-cell>
          <table:table-cell office:value-type="string" calcext:value-type="string">
            <text:p>[166 <text:s/>16 774 753 233 232 <text:s/>34 401 764 192]</text:p>
          </table:table-cell>
          <table:table-cell office:value-type="string" calcext:value-type="string">
            <text:p>[0.75685879 0.04965969 0.03930076 0.03403982 0.01659656 0.01613841 0.01545624 0.00543973 0.00473262 0.00230443]</text:p>
          </table:table-cell>
          <table:table-cell office:value-type="float" office:value="1.1338010638112" calcext:value-type="float">
            <text:p>1.1338010638112</text:p>
          </table:table-cell>
          <table:table-cell office:value-type="string" calcext:value-type="string">
            <text:p>[('Action|Sci-Fi|Thriller', 0.7568587921785858), ('Comedy|Crime|Drama|Thriller', 0.049659694163371036), ('Action|Adventure|Drama|Fantasy', 0.039300755492918595), ('Adventure|Fantasy', 0.034039820742678376), ('Drama|Romance', 0.016596562295061196), ('Crime|Drama', 0.016138413012212898), ('Crime|Horror|Thriller', 0.015456243122868939), ('Drama|Horror|Mystery', 0.0054397266006200725), ('Adventure|Fantasy', 0.0047326154154944955), ('Action|Crime|Drama|Thriller', 0.002304433729862298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64615384615385" calcext:value-type="float">
            <text:p>3.64615384615385</text:p>
          </table:table-cell>
          <table:table-cell office:value-type="float" office:value="0.856976244725412" calcext:value-type="float">
            <text:p>0.85697624472541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['Drama|Horror|Thriller', 'Drama', 'Drama|Thriller', 'Drama', 'Drama|Romance', 'Adventure|Animation|Children|Drama|Musical|IMAX', 'Horror|Mystery', 'Crime|Drama|Romance|War', 'Horror|Thriller', 'Drama|Romance', 'Drama|Fantasy|Romance', 'Drama|Thriller', 'Drama', 'Drama|Romance', 'Drama|Romance', 'Action|Crime', 'Action|Adventure|Drama|War', 'Action|Mystery|Thriller', 'Comedy|Crime|Thriller', 'Drama|Romance']</text:p>
          </table:table-cell>
          <table:table-cell office:value-type="float" office:value="0.507405281066895" calcext:value-type="float">
            <text:p>0.507405281066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6788226]</text:p>
          </table:table-cell>
          <table:table-cell office:value-type="float" office:value="5.21451629880162" calcext:value-type="float">
            <text:p>5.21451629880162</text:p>
          </table:table-cell>
          <table:table-cell office:value-type="string" calcext:value-type="string">
            <text:p>[ <text:s/>16 <text:s/>774 <text:s/>444 <text:s/>753 <text:s/>292 1047 <text:s/>232 <text:s/>234 <text:s/>764 <text:s/>728]</text:p>
          </table:table-cell>
          <table:table-cell office:value-type="string" calcext:value-type="string">
            <text:p>[0.76099593 0.01617599 0.01446761 0.01320215 0.01071945 0.00673401 0.00366584 0.00318029 0.00286881 0.00275379]</text:p>
          </table:table-cell>
          <table:table-cell office:value-type="float" office:value="1.53569369461175" calcext:value-type="float">
            <text:p>1.53569369461175</text:p>
          </table:table-cell>
          <table:table-cell office:value-type="string" calcext:value-type="string">
            <text:p>[('Comedy|Crime|Drama|Thriller', 0.7609959316706378), ('Action|Adventure|Drama|Fantasy', 0.01617599132908701), ('Mystery|Thriller', 0.01446761229432257), ('Adventure|Fantasy', 0.013202151229601602), ('Mystery|Sci-Fi|Thriller', 0.010719445779973021), ('Action|Drama|Thriller', 0.0067340107511657706), ('Crime|Drama', 0.003665844717369343), ('Action|Crime|Thriller', 0.0031802927639466225), ('Adventure|Fantasy', 0.0028688111496895587), ('Comedy|Drama|Sci-Fi', 0.0027537944021549803)]</text:p>
          </table:table-cell>
          <table:table-cell office:value-type="string" calcext:value-type="string">
            <text:p>['Drama|Romance|Sci-Fi']</text:p>
          </table:table-cell>
          <table:table-cell office:value-type="float" office:value="2.66564102564103" calcext:value-type="float">
            <text:p>2.66564102564103</text:p>
          </table:table-cell>
          <table:table-cell office:value-type="float" office:value="1.09614661865963" calcext:value-type="float">
            <text:p>1.0961466186596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['Adventure|Animation|Children|Romance|Sci-Fi', 'Comedy|Crime', 'Drama|Mystery|Sci-Fi|Thriller', 'Comedy', 'Adventure|Children|Musical', 'Crime|Drama', 'Drama', 'Action|Adventure|Comedy|Fantasy|Horror', 'Comedy|Horror', 'Drama|Romance|Sci-Fi', 'Crime|Drama', 'Drama', 'Action|Adventure|Sci-Fi', 'Adventure|Animation|Children|Drama', 'Adventure|Children|Fantasy|Musical', 'Crime|Horror|Mystery|Thriller', 'Action|Crime|Drama|IMAX', 'Action|Crime|Fantasy|Thriller', 'Action|Adventure|Drama|Thriller', 'Crime|Drama|Thriller']</text:p>
          </table:table-cell>
          <table:table-cell office:value-type="float" office:value="0.516116619110107" calcext:value-type="float">
            <text:p>0.51611661911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27366907]</text:p>
          </table:table-cell>
          <table:table-cell office:value-type="float" office:value="5.33165822810354" calcext:value-type="float">
            <text:p>5.33165822810354</text:p>
          </table:table-cell>
          <table:table-cell office:value-type="string" calcext:value-type="string">
            <text:p>[ <text:s/>36 <text:s text:c="2"/>28 <text:s text:c="2"/>72 <text:s text:c="2"/>62 <text:s text:c="2"/>69 <text:s/>588 <text:s text:c="2"/>34 <text:s/>121 <text:s/>233 1133]</text:p>
          </table:table-cell>
          <table:table-cell office:value-type="string" calcext:value-type="string">
            <text:p>[7.89935399e-01 2.37274161e-02 7.58279359e-03 5.93138181e-03 3.78027230e-03 3.26074464e-03 3.18311680e-03 2.52562371e-03 1.69884541e-03 3.45481875e-04]</text:p>
          </table:table-cell>
          <table:table-cell office:value-type="float" office:value="2.05798915851327" calcext:value-type="float">
            <text:p>2.05798915851327</text:p>
          </table:table-cell>
          <table:table-cell office:value-type="string" calcext:value-type="string">
            <text:p>[('Comedy|Crime|Drama|Thriller', 0.7899353986528898), ('Drama|War', 0.023727416125579232), ('Action|Drama|War', 0.007582793593481971), ('Crime|Mystery|Thriller', 0.0059313818062546875), ('Action|Adventure|Comedy|Fantasy|Romance', 0.003780272299353937), ('Action|Crime|Drama|Thriller', 0.0032607446351223973), ('Crime|Horror|Thriller', 0.003183116795125596), ('Action|Drama|War', 0.0025256237093280245), ('Drama|Romance', 0.001698845411795344), ('Adventure|Animation|Children|Comedy|Fantasy|IMAX', 0.00034548187544529045)]</text:p>
          </table:table-cell>
          <table:table-cell office:value-type="string" calcext:value-type="string">
            <text:p>['Crime|Drama|Sci-Fi|Thriller']</text:p>
          </table:table-cell>
          <table:table-cell office:value-type="float" office:value="3.25851996105161" calcext:value-type="float">
            <text:p>3.25851996105161</text:p>
          </table:table-cell>
          <table:table-cell office:value-type="float" office:value="0.858891832810254" calcext:value-type="float">
            <text:p>0.85889183281025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['Comedy|Crime|Drama|Thriller', 'Crime|Film-Noir|Mystery|Thriller', 'Adventure|Drama|Sci-Fi', 'Comedy|War', 'Adventure|Animation|Drama|Fantasy|Sci-Fi', 'Drama|Mystery', 'Drama', 'Drama|Mystery|Romance|Thriller', 'Drama|War', 'Comedy|Romance', 'Mystery|Thriller', 'Film-Noir|Mystery|Thriller', 'Crime|Drama|Film-Noir|Mystery|Thriller', 'Action|Drama|War', 'Drama|Romance', 'Crime|Drama|Sci-Fi|Thriller', 'Crime|Horror', 'Comedy', 'Action|Adventure|Sci-Fi', 'Action|Sci-Fi|Thriller']</text:p>
          </table:table-cell>
          <table:table-cell office:value-type="float" office:value="0.54041051864624" calcext:value-type="float">
            <text:p>0.54041051864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27521391]</text:p>
          </table:table-cell>
          <table:table-cell office:value-type="float" office:value="5.40618179781276" calcext:value-type="float">
            <text:p>5.40618179781276</text:p>
          </table:table-cell>
          <table:table-cell office:value-type="string" calcext:value-type="string">
            <text:p>[ 184 <text:s/>875 2337 1893 <text:s text:c="2"/>15 <text:s/>764 <text:s text:c="2"/>69 <text:s/>753 <text:s/>121 1021]</text:p>
          </table:table-cell>
          <table:table-cell office:value-type="string" calcext:value-type="string">
            <text:p>[7.69032443e-01 2.79104177e-02 2.16141044e-02 7.70248741e-03 7.22774420e-03 3.64433768e-03 3.49688533e-03 2.43652696e-03 2.37814793e-03 1.86591524e-04]</text:p>
          </table:table-cell>
          <table:table-cell office:value-type="float" office:value="2.13096789099541" calcext:value-type="float">
            <text:p>2.13096789099541</text:p>
          </table:table-cell>
          <table:table-cell office:value-type="string" calcext:value-type="string">
            <text:p>[('Drama|Romance', 0.7690324427961147), ('Adventure|Animation|Children|Comedy', 0.027910417722934153), ('Action|Crime|Drama|Western', 0.02161410435499934), ('Adventure|Fantasy|Thriller|IMAX', 0.007702487407212351), ('Action|Adventure|Sci-Fi', 0.007227744203508778), ('Adventure|Fantasy', 0.0036443376769132556), ('Action|Adventure|Comedy|Fantasy|Romance', 0.003496885331240613), ('Adventure|Fantasy', 0.0024365269550297728), ('Action|Drama|War', 0.002378147934943096), ('Comedy|Crime|Thriller', 0.00018659152368824617)]</text:p>
          </table:table-cell>
          <table:table-cell office:value-type="string" calcext:value-type="string">
            <text:p>['Action|Adventure']</text:p>
          </table:table-cell>
          <table:table-cell office:value-type="float" office:value="3.27511961722488" calcext:value-type="float">
            <text:p>3.27511961722488</text:p>
          </table:table-cell>
          <table:table-cell office:value-type="float" office:value="1.04916376363111" calcext:value-type="float">
            <text:p>1.0491637636311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['Crime|Drama', 'Action|Romance|War|Western', 'Action|Adventure', 'Crime|Drama', 'Adventure|Comedy|Sci-Fi', 'Horror', 'Comedy|Crime', 'Horror|Sci-Fi', 'Action|Drama|Romance|War', 'Action|Adventure', 'Action|Adventure|Sci-Fi', 'Adventure|Comedy|Fantasy', 'Children|Drama|Sci-Fi', 'Drama', 'Comedy|Romance', 'Comedy|Drama|Romance', 'Drama|War', 'Drama', 'Drama|Mystery', 'Drama|Sci-Fi|Thriller']</text:p>
          </table:table-cell>
          <table:table-cell office:value-type="float" office:value="0.536341190338135" calcext:value-type="float">
            <text:p>0.536341190338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6560633]</text:p>
          </table:table-cell>
          <table:table-cell office:value-type="float" office:value="3.46748856295287" calcext:value-type="float">
            <text:p>3.46748856295287</text:p>
          </table:table-cell>
          <table:table-cell office:value-type="string" calcext:value-type="string">
            <text:p>[ <text:s/>7 <text:s/>25 166 323 531 621 <text:s/>20 101 471 478]</text:p>
          </table:table-cell>
          <table:table-cell office:value-type="string" calcext:value-type="string">
            <text:p>[0.47555547 0.10286895 0.09020376 0.06677189 0.04500646 0.03307611 0.02152055 0.01760183 0.00375666 0.00130361]</text:p>
          </table:table-cell>
          <table:table-cell office:value-type="float" office:value="2.81142526468789" calcext:value-type="float">
            <text:p>2.81142526468789</text:p>
          </table:table-cell>
          <table:table-cell office:value-type="string" calcext:value-type="string">
            <text:p>[('Action|Drama|War', 0.47555546645036073), ('Thriller', 0.10286895322540314), ('Action|Sci-Fi|Thriller', 0.09020376028549984), ('Animation|Children|Fantasy|Musical|Romance|IMAX', 0.06677189228377071), ('Action|Crime|Thriller', 0.0450064609195768), ('Action|Romance|Thriller', 0.03307610686702468), ('Comedy|Drama|Romance|War', 0.021520547228351245), ('Action|Comedy|Sci-Fi', 0.01760183095880743), ('Adventure|Animation|Children|Drama|Musical|IMAX', 0.003756664811928124), ('Action|Sci-Fi', 0.0013036107454599817)]</text:p>
          </table:table-cell>
          <table:table-cell office:value-type="string" calcext:value-type="string">
            <text:p>['Crime|Drama']</text:p>
          </table:table-cell>
          <table:table-cell office:value-type="float" office:value="3.23809523809524" calcext:value-type="float">
            <text:p>3.23809523809524</text:p>
          </table:table-cell>
          <table:table-cell office:value-type="float" office:value="0.609821355945986" calcext:value-type="float">
            <text:p>0.6098213559459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'Thriller', 'Crime|Horror|Thriller', 'Mystery|Thriller', 'Action|Crime|Thriller', 'Action|Crime|Thriller', 'Comedy|Crime|Drama|Thriller', 'Drama|Thriller', 'Action|Adventure|Comedy|Crime', 'Action|Crime|Thriller', 'Action|Adventure|Thriller', 'Drama|Thriller', 'Comedy|Drama|Romance|War', 'Action|Crime|Drama|Thriller', 'Adventure|Drama|IMAX', 'Children|Drama', 'Drama', 'Comedy', 'Action|Adventure|Comedy|Romance|Thriller', 'Action|Crime|Thriller', 'Action|Adventure|Thriller']</text:p>
          </table:table-cell>
          <table:table-cell office:value-type="float" office:value="0.525964975357056" calcext:value-type="float">
            <text:p>0.525964975357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89428431]</text:p>
          </table:table-cell>
          <table:table-cell office:value-type="float" office:value="5.13342397511829" calcext:value-type="float">
            <text:p>5.13342397511829</text:p>
          </table:table-cell>
          <table:table-cell office:value-type="string" calcext:value-type="string">
            <text:p>[ <text:s/>34 <text:s/>251 <text:s/>902 1255 2063 <text:s/>238 <text:s/>753 <text:s/>232 <text:s/>809 <text:s/>253]</text:p>
          </table:table-cell>
          <table:table-cell office:value-type="string" calcext:value-type="string">
            <text:p>[0.82640298 0.01631101 0.01076389 0.00894152 0.00863018 0.00570956 0.00286904 0.00260932 0.00164673 0.00160467]</text:p>
          </table:table-cell>
          <table:table-cell office:value-type="float" office:value="1.2391396611591" calcext:value-type="float">
            <text:p>1.2391396611591</text:p>
          </table:table-cell>
          <table:table-cell office:value-type="string" calcext:value-type="string">
            <text:p>[('Crime|Horror|Thriller', 0.8264029796000878), ('Action|Drama|Western', 0.016311007794567168), ('Action|Crime|Thriller', 0.010763890237002152), ('Adventure|Comedy|Drama', 0.008941515955383205), ('Comedy|Crime|Drama', 0.008630182471803525), ('Action|Crime|Drama|IMAX', 0.0057095565083591805), ('Adventure|Fantasy', 0.0028690363371873515), ('Crime|Drama', 0.0026093215051840135), ('Action|Crime|IMAX', 0.001646729529606743), ('Sci-Fi|IMAX', 0.0016046651316542347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4.11634349030471" calcext:value-type="float">
            <text:p>4.11634349030471</text:p>
          </table:table-cell>
          <table:table-cell office:value-type="float" office:value="0.612346590901241" calcext:value-type="float">
            <text:p>0.61234659090124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['Comedy', 'Action|Comedy|Crime|Drama', 'Comedy|Drama|Fantasy|Mystery|Romance', 'Drama', 'Animation|Romance', 'Comedy|Drama|Romance', 'Action|Drama|War', 'Comedy|Crime|Drama', 'Documentary', 'Comedy|Crime|Drama', 'Comedy|Drama|Thriller', 'Adventure|Animation|Sci-Fi', 'Documentary', 'Action|Crime|Drama|Thriller', 'Drama', 'Adventure|Animation|Children|Fantasy|IMAX', 'Animation|Children', 'Documentary', 'Action|Adventure|Drama|War', 'Comedy|Crime|Romance']</text:p>
          </table:table-cell>
          <table:table-cell office:value-type="float" office:value="0.484991550445557" calcext:value-type="float">
            <text:p>0.484991550445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8986486]</text:p>
          </table:table-cell>
          <table:table-cell office:value-type="float" office:value="4.12174287006903" calcext:value-type="float">
            <text:p>4.12174287006903</text:p>
          </table:table-cell>
          <table:table-cell office:value-type="string" calcext:value-type="string">
            <text:p>[232 752 444 <text:s/>85 192 241 903 763 381 119]</text:p>
          </table:table-cell>
          <table:table-cell office:value-type="string" calcext:value-type="string">
            <text:p>[0.47466215 0.20038603 0.15008858 0.10713605 0.09604758 0.02138424 0.01324585 0.00711555 0.00535526 0.00261525]</text:p>
          </table:table-cell>
          <table:table-cell office:value-type="float" office:value="2.22309426789098" calcext:value-type="float">
            <text:p>2.22309426789098</text:p>
          </table:table-cell>
          <table:table-cell office:value-type="string" calcext:value-type="string">
            <text:p>[('Crime|Drama', 0.47466215054451194), ('Crime|Thriller', 0.20038602585392357), ('Mystery|Thriller', 0.15008858089212082), ('Adventure|Comedy|Sci-Fi', 0.10713604691623109), ('Action|Crime|Drama|Thriller', 0.09604758405398503), ('Action|Comedy|Horror', 0.021384243084619045), ('Comedy|Drama|Romance', 0.013245849792496767), ('Adventure|Fantasy', 0.0071155507287870255), ('Comedy|Drama', 0.005355259055644112), ('Adventure|Comedy|Sci-Fi|Western', 0.0026152491469853116)]</text:p>
          </table:table-cell>
          <table:table-cell office:value-type="string" calcext:value-type="string">
            <text:p>['Drama|Romance']</text:p>
          </table:table-cell>
          <table:table-cell office:value-type="float" office:value="3.83980582524272" calcext:value-type="float">
            <text:p>3.83980582524272</text:p>
          </table:table-cell>
          <table:table-cell office:value-type="float" office:value="0.798097228160288" calcext:value-type="float">
            <text:p>0.7980972281602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'Drama', 'Drama|War', 'Drama|Western', 'Drama', 'Adventure|Drama|War', 'Drama', 'Drama|Romance', 'Action|Adventure|Drama', 'Adventure|Fantasy', 'Drama|Western', 'Drama', 'Drama', 'Comedy|Drama|Romance|War', 'Action|Thriller', 'Film-Noir|Mystery', 'Action|Adventure|Drama|Fantasy', 'Action|Adventure|Western', 'Crime|Drama|Film-Noir|Thriller', 'Adventure|Children|Fantasy|Musical', 'Drama|Mystery|Thriller']</text:p>
          </table:table-cell>
          <table:table-cell office:value-type="float" office:value="0.485948801040649" calcext:value-type="float">
            <text:p>0.48594880104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31806765]</text:p>
          </table:table-cell>
          <table:table-cell office:value-type="float" office:value="2.93819117466486" calcext:value-type="float">
            <text:p>2.93819117466486</text:p>
          </table:table-cell>
          <table:table-cell office:value-type="string" calcext:value-type="string">
            <text:p>[1803 <text:s/>700 <text:s/>104 1402 <text:s/>105 <text:s/>983 <text:s/>984 <text:s/>985 1514 1516]</text:p>
          </table:table-cell>
          <table:table-cell office:value-type="string" calcext:value-type="string">
            <text:p>[5.64126459e-01 2.96507297e-01 9.08554298e-02 2.92727025e-02 2.69356503e-02 1.07549205e-02 3.86995588e-03 1.24084050e-03 3.47380390e-04 7.50707735e-05]</text:p>
          </table:table-cell>
          <table:table-cell office:value-type="float" office:value="2.6201235223778" calcext:value-type="float">
            <text:p>2.6201235223778</text:p>
          </table:table-cell>
          <table:table-cell office:value-type="string" calcext:value-type="string">
            <text:p>[('Drama', 0.5641264587039114), ('Children|Comedy|Fantasy', 0.29650729746613314), ('Crime|Drama|Mystery|Thriller', 0.09085542981687403), ('Adventure|Children|Comedy|Musical', 0.029272702536573807), ('Drama|Mystery|Thriller', 0.026935650272045107), ('Action|Thriller', 0.010754920461006182), ('Action|Thriller|War', 0.003869955877048626), ('Action|Thriller', 0.00124084049620636), ('Comedy', 0.00034738039041327793), ('Crime|Drama|Fantasy|Thriller', 7.507077348874461e-05)]</text:p>
          </table:table-cell>
          <table:table-cell office:value-type="string" calcext:value-type="string">
            <text:p>['Crime|Film-Noir|Mystery|Thriller']</text:p>
          </table:table-cell>
          <table:table-cell office:value-type="float" office:value="2.80645161290323" calcext:value-type="float">
            <text:p>2.80645161290323</text:p>
          </table:table-cell>
          <table:table-cell office:value-type="float" office:value="0.997395150563891" calcext:value-type="float">
            <text:p>0.9973951505638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'Drama|Romance', 'Crime|Film-Noir|Mystery|Thriller', 'Crime|Drama|Thriller', 'Action|Drama', 'Action|Thriller', 'Drama|Romance|War', 'Comedy|Romance', 'Crime', 'Action|Sci-Fi', 'Action|Romance|Sci-Fi|Thriller', 'Drama|Mystery|Romance|Thriller', 'Action|Drama', 'Drama|Mystery', 'Drama|Sci-Fi', 'Drama|Sci-Fi|Thriller', 'Adventure|Drama', 'Adventure|Children', 'Crime|Drama|Mystery|Thriller', 'Comedy', 'Comedy']</text:p>
          </table:table-cell>
          <table:table-cell office:value-type="float" office:value="0.497435569763184" calcext:value-type="float">
            <text:p>0.497435569763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83809125]</text:p>
          </table:table-cell>
          <table:table-cell office:value-type="float" office:value="4.57193164998328" calcext:value-type="float">
            <text:p>4.57193164998328</text:p>
          </table:table-cell>
          <table:table-cell office:value-type="string" calcext:value-type="string">
            <text:p>[ 166 <text:s/>739 <text:s text:c="2"/>68 <text:s text:c="2"/>15 1027 <text:s text:c="2"/>70 1179 <text:s/>360 <text:s/>232 <text:s text:c="2"/>27]</text:p>
          </table:table-cell>
          <table:table-cell office:value-type="string" calcext:value-type="string">
            <text:p>[0.55720306 0.15651707 0.11877596 0.08707759 0.05923318 0.04698454 0.01369179 0.0084254 <text:s/>0.00830905 0.00653984]</text:p>
          </table:table-cell>
          <table:table-cell office:value-type="float" office:value="3.73384040182288" calcext:value-type="float">
            <text:p>3.73384040182288</text:p>
          </table:table-cell>
          <table:table-cell office:value-type="string" calcext:value-type="string">
            <text:p>[('Action|Sci-Fi|Thriller', 0.5572030565128037), ('Drama', 0.15651707362467135), ('Action|Adventure|Sci-Fi', 0.11877596099304571), ('Action|Adventure|Sci-Fi', 0.08707759216341301), ('Crime|Drama', 0.059233184463093204), ('Action|Adventure', 0.046984542749759425), ('Comedy', 0.013691785998630458), ('Action|Western', 0.008425404846717046), ('Crime|Drama', 0.008309053466520869), ('Comedy|Drama', 0.006539841789792448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54444444444444" calcext:value-type="float">
            <text:p>3.54444444444444</text:p>
          </table:table-cell>
          <table:table-cell office:value-type="float" office:value="0.920882561110821" calcext:value-type="float">
            <text:p>0.9208825611108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['Crime|Drama', 'Crime|Drama', 'Crime|Film-Noir|Thriller', 'Drama', 'Crime|Drama|Film-Noir', 'Comedy|Crime', 'Comedy|Drama', 'Crime|Drama|Film-Noir|Thriller', 'Crime|Horror|Thriller', 'Mystery|Thriller', 'Crime|Drama|Thriller', 'Crime|Horror', 'Drama', 'Action|Sci-Fi|Thriller', 'Crime|Drama|Thriller', 'Drama|War', 'Crime|Drama|Film-Noir', 'Action|Adventure|Comedy|Drama|Romance|Thriller', 'Fantasy|Sci-Fi', 'Drama|War']</text:p>
          </table:table-cell>
          <table:table-cell office:value-type="float" office:value="0.516427516937256" calcext:value-type="float">
            <text:p>0.516427516937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39354741]</text:p>
          </table:table-cell>
          <table:table-cell office:value-type="float" office:value="5.15334426073922" calcext:value-type="float">
            <text:p>5.15334426073922</text:p>
          </table:table-cell>
          <table:table-cell office:value-type="string" calcext:value-type="string">
            <text:p>[184 <text:s/>20 <text:s text:c="2"/>7 <text:s/>71 147 192 <text:s/>16 <text:s/>78 <text:s/>68 <text:s/>75]</text:p>
          </table:table-cell>
          <table:table-cell office:value-type="string" calcext:value-type="string">
            <text:p>[0.62634391 0.02312148 0.01014046 0.0079332 <text:s/>0.00703347 0.00613015 0.0042575 <text:s/>0.00292965 0.0025082 <text:s/>0.00136896]</text:p>
          </table:table-cell>
          <table:table-cell office:value-type="float" office:value="1.75979685419543" calcext:value-type="float">
            <text:p>1.75979685419543</text:p>
          </table:table-cell>
          <table:table-cell office:value-type="string" calcext:value-type="string">
            <text:p>[('Drama|Romance', 0.6263439098463224), ('Comedy|Drama|Romance|War', 0.0231214831651758), ('Action|Drama|War', 0.010140456114517932), ('Crime|Drama|Sci-Fi|Thriller', 0.007933199171703034), ('Crime|Drama', 0.007033468238643371), ('Action|Crime|Drama|Thriller', 0.006130153449222894), ('Comedy|Crime|Drama|Thriller', 0.004257496009371283), ('Drama|War', 0.0029296529473524773), ('Action|Adventure|Sci-Fi', 0.0025081971325461028), ('Horror|Sci-Fi', 0.001368956466916272)]</text:p>
          </table:table-cell>
          <table:table-cell office:value-type="string" calcext:value-type="string">
            <text:p>['Comedy|War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0.578040361404419" calcext:value-type="float">
            <text:p>0.578040361404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31391705]</text:p>
          </table:table-cell>
          <table:table-cell office:value-type="float" office:value="4.93978194868224" calcext:value-type="float">
            <text:p>4.93978194868224</text:p>
          </table:table-cell>
          <table:table-cell office:value-type="string" calcext:value-type="string">
            <text:p>[ <text:s/>41 <text:s text:c="2"/>37 <text:s/>692 <text:s/>518 <text:s/>483 1467 <text:s/>524 <text:s text:c="2"/>42 1427 1161]</text:p>
          </table:table-cell>
          <table:table-cell office:value-type="string" calcext:value-type="string">
            <text:p>[0.774547 <text:s text:c="2"/>0.04168662 0.04118344 0.02332241 0.01788115 0.01531567 0.01378143 0.01084293 0.01068849 0.00151288]</text:p>
          </table:table-cell>
          <table:table-cell office:value-type="float" office:value="4.62586490174826" calcext:value-type="float">
            <text:p>4.62586490174826</text:p>
          </table:table-cell>
          <table:table-cell office:value-type="string" calcext:value-type="string">
            <text:p>[('Action|Adventure|Romance|Thriller', 0.7745469968577889), ('Action|Adventure|Mystery|Thriller', 0.04168661567360751), ('Animation|Children|Drama|Musical|Romance', 0.041183438019854385), ('Comedy', 0.023322410512287214), ('Comedy', 0.01788115380194099), ('Adventure|Children|Comedy', 0.01531566520957506), ('Comedy', 0.013781429065287537), ('Action|Adventure|Sci-Fi|Thriller', 0.010842932134711863), ('Comedy', 0.010688491710436449), ('Drama|Romance', 0.0015128762776443485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4.63414634146341" calcext:value-type="float">
            <text:p>4.63414634146341</text:p>
          </table:table-cell>
          <table:table-cell office:value-type="float" office:value="0.59494199598295" calcext:value-type="float">
            <text:p>0.5949419959829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['Adventure|Animation|Children|Comedy|Fantasy', 'Animation|Children|Comedy|Crime', 'Action|Adventure|Western', 'Drama', 'Drama', 'Comedy', 'Crime|Thriller', 'Crime|Drama|Thriller', 'Action|Comedy|Crime|Thriller', 'Drama', 'Action|Adventure', 'Adventure|Comedy|Sci-Fi', 'Action|Comedy|Musical', 'Horror|Sci-Fi', 'Action|Adventure|Sci-Fi', 'Action|Drama|War', 'Action|Adventure', 'Adventure|Comedy|Fantasy', 'Crime|Mystery|Thriller', 'Comedy']</text:p>
          </table:table-cell>
          <table:table-cell office:value-type="float" office:value="0.535175561904907" calcext:value-type="float">
            <text:p>0.535175561904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47273818]</text:p>
          </table:table-cell>
          <table:table-cell office:value-type="float" office:value="5.52100207467864" calcext:value-type="float">
            <text:p>5.52100207467864</text:p>
          </table:table-cell>
          <table:table-cell office:value-type="string" calcext:value-type="string">
            <text:p>[ <text:s/>73 <text:s/>471 <text:s/>166 <text:s/>232 <text:s/>322 <text:s/>192 1241 <text:s/>770 <text:s text:c="2"/>68 <text:s text:c="2"/>15]</text:p>
          </table:table-cell>
          <table:table-cell office:value-type="string" calcext:value-type="string">
            <text:p>[6.25894095e-01 6.84850515e-02 2.47580466e-02 1.73685684e-02 1.37233495e-02 1.14020850e-02 1.09203512e-02 4.94049700e-03 1.92257474e-03 5.83464560e-05]</text:p>
          </table:table-cell>
          <table:table-cell office:value-type="float" office:value="2.04826389524951" calcext:value-type="float">
            <text:p>2.04826389524951</text:p>
          </table:table-cell>
          <table:table-cell office:value-type="string" calcext:value-type="string">
            <text:p>[('Action|Adventure|Sci-Fi', 0.6258940950498098), ('Adventure|Animation|Children|Drama|Musical|IMAX', 0.06848505154215542), ('Action|Sci-Fi|Thriller', 0.02475804655916411), ('Crime|Drama', 0.01736856838646233), ('Adventure|Animation|Children|Comedy|Musical', 0.013723349471826466), ('Action|Crime|Drama|Thriller', 0.011402084967975004), ('Action|Adventure|Sci-Fi', 0.010920351214358007), ('Action|Adventure|Comedy|Fantasy', 0.004940496999039395), ('Action|Adventure|Sci-Fi', 0.0019225747404208438), ('Action|Adventure|Sci-Fi', 5.834645599048573e-05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61881868131868" calcext:value-type="float">
            <text:p>3.61881868131868</text:p>
          </table:table-cell>
          <table:table-cell office:value-type="float" office:value="0.959318227507968" calcext:value-type="float">
            <text:p>0.95931822750796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['Crime|Drama', 'Comedy|Drama|Romance', 'Drama', 'Action|Crime|Drama|Mystery|Sci-Fi|Thriller|IMAX', 'Comedy', 'Adventure|Animation|Children|Comedy|Fantasy|IMAX', 'Crime|Drama|Thriller', 'Adventure|Comedy|Fantasy|Romance', 'Action|Drama|Western', 'Comedy|Crime|Mystery|Thriller', 'Action|Sci-Fi|Thriller|IMAX', 'Sci-Fi|IMAX', 'Drama|Fantasy|Thriller', 'Sci-Fi|Thriller', 'Action|Adventure|Drama', 'Adventure|Fantasy|Musical', 'Comedy|Drama', 'Drama', 'Comedy|Romance', 'Comedy|Crime']</text:p>
          </table:table-cell>
          <table:table-cell office:value-type="float" office:value="0.495260238647461" calcext:value-type="float">
            <text:p>0.495260238647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37848725]</text:p>
          </table:table-cell>
          <table:table-cell office:value-type="float" office:value="5.15334426073922" calcext:value-type="float">
            <text:p>5.15334426073922</text:p>
          </table:table-cell>
          <table:table-cell office:value-type="string" calcext:value-type="string">
            <text:p>[184 <text:s/>20 <text:s text:c="2"/>7 147 <text:s/>71 192 <text:s/>68 <text:s/>16 <text:s/>75 <text:s/>78]</text:p>
          </table:table-cell>
          <table:table-cell office:value-type="string" calcext:value-type="string">
            <text:p>[0.62555518 0.02166769 0.00967429 0.00737497 0.00615537 0.00579759 0.00355003 0.00338197 0.00274206 0.00184489]</text:p>
          </table:table-cell>
          <table:table-cell office:value-type="float" office:value="1.77485701241145" calcext:value-type="float">
            <text:p>1.77485701241145</text:p>
          </table:table-cell>
          <table:table-cell office:value-type="string" calcext:value-type="string">
            <text:p>[('Drama|Romance', 0.6255551789470781), ('Comedy|Drama|Romance|War', 0.02166769097066063), ('Action|Drama|War', 0.00967429040713043), ('Crime|Drama', 0.007374969248159337), ('Crime|Drama|Sci-Fi|Thriller', 0.006155368681301518), ('Action|Crime|Drama|Thriller', 0.005797586867409765), ('Action|Adventure|Sci-Fi', 0.003550033560575459), ('Comedy|Crime|Drama|Thriller', 0.003381971824337108), ('Horror|Sci-Fi', 0.0027420586453971406), ('Drama|War', 0.0018448937780077743)]</text:p>
          </table:table-cell>
          <table:table-cell office:value-type="string" calcext:value-type="string">
            <text:p>['Comedy|War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0.512186765670776" calcext:value-type="float">
            <text:p>0.51218676567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66503588]</text:p>
          </table:table-cell>
          <table:table-cell office:value-type="float" office:value="5.38764824152615" calcext:value-type="float">
            <text:p>5.38764824152615</text:p>
          </table:table-cell>
          <table:table-cell office:value-type="string" calcext:value-type="string">
            <text:p>[ 192 1535 <text:s/>770 <text:s/>756 <text:s/>744 <text:s/>782 1031 <text:s text:c="2"/>89 <text:s/>753 1094]</text:p>
          </table:table-cell>
          <table:table-cell office:value-type="string" calcext:value-type="string">
            <text:p>[0.84855887 0.03606528 0.0254749 <text:s/>0.02082639 0.01192562 0.0095552 0.00933655 0.00799778 0.00731997 0.00086218]</text:p>
          </table:table-cell>
          <table:table-cell office:value-type="float" office:value="0.722612362400882" calcext:value-type="float">
            <text:p>0.722612362400882</text:p>
          </table:table-cell>
          <table:table-cell office:value-type="string" calcext:value-type="string">
            <text:p>[('Action|Crime|Drama|Thriller', 0.8485588748380684), ('Drama|Sci-Fi|Thriller', 0.03606528173439128), ('Action|Adventure|Comedy|Fantasy', 0.02547490487245101), ('Action|Adventure|Sci-Fi|Thriller', 0.020826393241078156), ('Adventure|Animation|Children|Comedy|Fantasy|Romance', 0.011925622247809489), ('Action|Adventure|Sci-Fi|IMAX', 0.009555197995789098), ('Drama|Sci-Fi|Thriller', 0.009336550175695157), ('Action|Adventure', 0.007997780638571105), ('Adventure|Fantasy', 0.0073199704968693515), ('Action|Sci-Fi|Thriller', 0.0008621842235071308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  <table:table-cell office:value-type="float" office:value="0.499125003814697" calcext:value-type="float">
            <text:p>0.499125003814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06615612]</text:p>
          </table:table-cell>
          <table:table-cell office:value-type="float" office:value="4.40161541767547" calcext:value-type="float">
            <text:p>4.40161541767547</text:p>
          </table:table-cell>
          <table:table-cell office:value-type="string" calcext:value-type="string">
            <text:p>[ <text:s/>68 <text:s text:c="2"/>71 <text:s/>726 <text:s text:c="2"/>65 <text:s text:c="2"/>73 1030 <text:s text:c="2"/>75 2175 1165 <text:s text:c="2"/>66]</text:p>
          </table:table-cell>
          <table:table-cell office:value-type="string" calcext:value-type="string">
            <text:p>[0.63877017 0.06673559 0.05693426 0.04185698 0.03489003 0.02050046 0.015526 <text:s text:c="2"/>0.01396953 0.00968592 0.00872893]</text:p>
          </table:table-cell>
          <table:table-cell office:value-type="float" office:value="0.3354592941078" calcext:value-type="float">
            <text:p>0.3354592941078</text:p>
          </table:table-cell>
          <table:table-cell office:value-type="string" calcext:value-type="string">
            <text:p>[('Action|Adventure|Sci-Fi', 0.6387701714178804), ('Crime|Drama|Sci-Fi|Thriller', 0.06673558904187049), ('Drama|Sci-Fi', 0.05693426067017145), ('Children|Drama|Sci-Fi', 0.04185697711375884), ('Action|Adventure|Sci-Fi', 0.0348900331054352), ('Action|Adventure|Comedy|Sci-Fi', 0.020500458629430143), ('Horror|Sci-Fi', 0.015525998009167919), ('Drama|Sci-Fi|Thriller', 0.013969526548145397), ('Action|Adventure|Sci-Fi|Thriller', 0.009685917283239868), ('Action|Adventure|Sci-Fi|Thriller', 0.008728934457719597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4.07964601769912" calcext:value-type="float">
            <text:p>4.07964601769912</text:p>
          </table:table-cell>
          <table:table-cell office:value-type="float" office:value="0.574403775845337" calcext:value-type="float">
            <text:p>0.5744037758453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['Action|Adventure|Horror|Sci-Fi', 'Comedy|Romance', 'Action|Adventure|Children|Comedy', 'Horror|Sci-Fi', 'Crime|Horror|Thriller', 'Comedy|Drama|Fantasy', 'Children|Comedy|Fantasy|Musical', 'Comedy|Drama|Romance', 'Drama|Romance', 'Musical|Romance', 'Adventure|Children|Fantasy|Musical', 'Action|Adventure|Sci-Fi', 'Action|Adventure|Drama', 'Drama|Mystery|Thriller', 'Action|Adventure', 'Action|Adventure|Sci-Fi', 'Adventure|Comedy|Fantasy', 'Adventure|Comedy|Romance|War', 'Drama|Sci-Fi', 'Action|Sci-Fi']</text:p>
          </table:table-cell>
          <table:table-cell office:value-type="float" office:value="0.520660400390625" calcext:value-type="float">
            <text:p>0.52066040039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66772741]</text:p>
          </table:table-cell>
          <table:table-cell office:value-type="float" office:value="3.83609685078439" calcext:value-type="float">
            <text:p>3.83609685078439</text:p>
          </table:table-cell>
          <table:table-cell office:value-type="string" calcext:value-type="string">
            <text:p>[ <text:s/>20 <text:s text:c="3"/>0 1255 1052 <text:s/>875 <text:s/>959 <text:s/>744 1296 2126 <text:s/>471]</text:p>
          </table:table-cell>
          <table:table-cell office:value-type="string" calcext:value-type="string">
            <text:p>[0.37131644 0.23780668 0.09822506 0.08341853 0.0832057 <text:s/>0.03669528 0.0173465 <text:s/>0.01111716 0.01105997 0.00294118]</text:p>
          </table:table-cell>
          <table:table-cell office:value-type="float" office:value="1.16836944359963" calcext:value-type="float">
            <text:p>1.16836944359963</text:p>
          </table:table-cell>
          <table:table-cell office:value-type="string" calcext:value-type="string">
            <text:p>[('Comedy|Drama|Romance|War', 0.37131644065229735), ('Adventure|Animation|Children|Comedy|Fantasy', 0.23780668306268798), ('Adventure|Comedy|Drama', 0.09822506038184683), ('Animation|Children|Drama', 0.08341852655897361), ('Adventure|Animation|Children|Comedy', 0.0832057030510365), ('Adventure|Animation|Comedy|Fantasy|Musical|Romance', 0.03669527655963961), ('Adventure|Animation|Children|Comedy|Fantasy|Romance', 0.01734650231600524), ('Comedy|Crime', 0.01111716143221869), ('Comedy|Romance', 0.011059971119683888), ('Adventure|Animation|Children|Drama|Musical|IMAX', 0.0029411820948006626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2.78064516129032" calcext:value-type="float">
            <text:p>2.78064516129032</text:p>
          </table:table-cell>
          <table:table-cell office:value-type="float" office:value="0.845450578414317" calcext:value-type="float">
            <text:p>0.845450578414317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Adventure|Drama|War', 'Action|Drama|War', 'Adventure|Drama|Sci-Fi', 'Drama|Fantasy', 'Fantasy|Western', 'Drama|Mystery', 'Comedy|Crime|Drama|Thriller', 'Crime|Drama|Romance', 'Drama', 'Comedy|Musical|Romance', 'Action|Animation|Drama|Fantasy|Sci-Fi', 'Drama|Mystery', 'Drama', 'Horror', 'Drama|Horror|Thriller', 'Fantasy|Sci-Fi', 'Comedy|Horror', 'Crime|Drama', 'Drama', 'Drama']</text:p>
          </table:table-cell>
          <table:table-cell office:value-type="float" office:value="0.576109886169434" calcext:value-type="float">
            <text:p>0.576109886169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58529076]</text:p>
          </table:table-cell>
          <table:table-cell office:value-type="float" office:value="4.51979432094574" calcext:value-type="float">
            <text:p>4.51979432094574</text:p>
          </table:table-cell>
          <table:table-cell office:value-type="string" calcext:value-type="string">
            <text:p>[ 192 <text:s/>184 <text:s/>147 <text:s text:c="2"/>28 <text:s text:c="2"/>20 1159 <text:s/>203 <text:s/>875 1042 <text:s/>200]</text:p>
          </table:table-cell>
          <table:table-cell office:value-type="string" calcext:value-type="string">
            <text:p>[0.59292551 0.06213733 0.05400841 0.03664942 0.02667924 0.02661268 0.01093356 0.00857904 0.00787573 0.00145304]</text:p>
          </table:table-cell>
          <table:table-cell office:value-type="float" office:value="0.934503560470704" calcext:value-type="float">
            <text:p>0.934503560470704</text:p>
          </table:table-cell>
          <table:table-cell office:value-type="string" calcext:value-type="string">
            <text:p>[('Action|Crime|Drama|Thriller', 0.5929255080236762), ('Drama|Romance', 0.062137334841248594), ('Crime|Drama', 0.054008408654039386), ('Drama|War', 0.03664942243120829), ('Comedy|Drama|Romance|War', 0.026679243103643637), ('Comedy|Crime|Drama', 0.026612677669011625), ('Crime|Drama', 0.01093355775042182), ('Adventure|Animation|Children|Comedy', 0.008579036876455408), ('Drama', 0.007875734000473646), ('Adventure|Comedy|Fantasy', 0.0014530405205443575)]</text:p>
          </table:table-cell>
          <table:table-cell office:value-type="string" calcext:value-type="string">
            <text:p>['Crime|Drama']</text:p>
          </table:table-cell>
          <table:table-cell office:value-type="float" office:value="3.95691906005222" calcext:value-type="float">
            <text:p>3.95691906005222</text:p>
          </table:table-cell>
          <table:table-cell office:value-type="float" office:value="0.712695696162549" calcext:value-type="float">
            <text:p>0.71269569616254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['Adventure|Animation|Children|Comedy|Fantasy', 'Drama|Romance', 'Drama', 'Documentary', 'Drama|Mystery', 'Children|Comedy|Musical|Romance', 'Adventure|Animation|Fantasy|Romance', 'Comedy', 'Drama|Romance|War', 'Crime|Drama', 'Drama|Romance|Sci-Fi', 'Drama|Mystery|Sci-Fi|Thriller', 'Drama', 'Drama', 'Drama', 'Documentary', 'Drama', 'Animation|Children|Comedy|Musical|Romance', 'Crime|Drama', 'Crime|Drama']</text:p>
          </table:table-cell>
          <table:table-cell office:value-type="float" office:value="0.501087427139282" calcext:value-type="float">
            <text:p>0.501087427139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.57801441]</text:p>
          </table:table-cell>
          <table:table-cell office:value-type="float" office:value="4.27017533652382" calcext:value-type="float">
            <text:p>4.27017533652382</text:p>
          </table:table-cell>
          <table:table-cell office:value-type="string" calcext:value-type="string">
            <text:p>[ 34 <text:s/>26 <text:s/>20 <text:s/>27 463 <text:s/>28 322 621 478 <text:s/>25]</text:p>
          </table:table-cell>
          <table:table-cell office:value-type="string" calcext:value-type="string">
            <text:p>[0.36421124 0.15970287 0.14620572 0.08325699 0.03922411 0.03694411 0.02012275 0.01409719 0.01128821 0.00388697]</text:p>
          </table:table-cell>
          <table:table-cell office:value-type="float" office:value="2.69216092278145" calcext:value-type="float">
            <text:p>2.69216092278145</text:p>
          </table:table-cell>
          <table:table-cell office:value-type="string" calcext:value-type="string">
            <text:p>[('Crime|Horror|Thriller', 0.3642112362588315), ('Action|Adventure|Sci-Fi|Thriller', 0.15970287082940376), ('Comedy|Drama|Romance|War', 0.14620571863475976), ('Comedy|Drama', 0.08325698681701563), ('Adventure|Drama|IMAX', 0.039224109277274086), ('Drama|War', 0.03694411113077605), ('Adventure|Animation|Children|Comedy|Musical', 0.02012274563469261), ('Action|Romance|Thriller', 0.014097193104546844), ('Action|Sci-Fi', 0.011288213650160545), ('Thriller', 0.003886970795156659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32017543859649" calcext:value-type="float">
            <text:p>3.32017543859649</text:p>
          </table:table-cell>
          <table:table-cell office:value-type="float" office:value="1.21237622443373" calcext:value-type="float">
            <text:p>1.2123762244337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'Drama|Mystery|Sci-Fi|Thriller', 'Crime|Drama', 'Drama', 'Drama|War', 'Adventure|Animation|Children|Comedy', 'Drama', 'Crime|Drama', 'Comedy|Crime|Thriller', 'Crime|Drama|Thriller', 'Adventure|Fantasy', 'Comedy|Crime|Drama|Thriller', 'Action|Crime|Thriller', 'Drama|Romance', 'Drama|Western', 'Action|Adventure|Drama', 'Drama', 'Comedy|Drama|Romance', 'Drama|Romance|Sci-Fi', 'Crime|Drama', 'Action|Crime|Drama|Thriller']</text:p>
          </table:table-cell>
          <table:table-cell office:value-type="float" office:value="0.505930423736572" calcext:value-type="float">
            <text:p>0.505930423736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0695822]</text:p>
          </table:table-cell>
          <table:table-cell office:value-type="float" office:value="4.63709106101172" calcext:value-type="float">
            <text:p>4.63709106101172</text:p>
          </table:table-cell>
          <table:table-cell office:value-type="string" calcext:value-type="string">
            <text:p>[1027 <text:s/>192 <text:s/>237 <text:s/>232 <text:s/>240 1101 2058 2057 1047 <text:s text:c="2"/>11]</text:p>
          </table:table-cell>
          <table:table-cell office:value-type="string" calcext:value-type="string">
            <text:p>[0.72484263 0.04115854 0.03640715 0.03637426 0.02312051 0.0176313 0.01438515 0.01171589 0.0114951 <text:s/>0.0010142 ]</text:p>
          </table:table-cell>
          <table:table-cell office:value-type="float" office:value="0.567508863528253" calcext:value-type="float">
            <text:p>0.567508863528253</text:p>
          </table:table-cell>
          <table:table-cell office:value-type="string" calcext:value-type="string">
            <text:p>[('Crime|Drama', 0.7248426319349784), ('Action|Crime|Drama|Thriller', 0.04115854271827103), ('Crime|Drama|Thriller', 0.03640714590577631), ('Crime|Drama', 0.0363742580240151), ('Action|Drama|War', 0.023120514230761474), ('Drama', 0.017631303492343427), ('Crime|Drama', 0.01438514867208499), ('Comedy', 0.011715893696740172), ('Action|Drama|Thriller', 0.011495097779520194), ('Comedy', 0.0010142029450442849)]</text:p>
          </table:table-cell>
          <table:table-cell office:value-type="string" calcext:value-type="string">
            <text:p>['Drama|Romance']</text:p>
          </table:table-cell>
          <table:table-cell office:value-type="float" office:value="4.33734939759036" calcext:value-type="float">
            <text:p>4.33734939759036</text:p>
          </table:table-cell>
          <table:table-cell office:value-type="float" office:value="0.640540216916619" calcext:value-type="float">
            <text:p>0.6405402169166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'Comedy|Documentary', 'Comedy|Crime|Thriller', 'Crime|Drama|Thriller', 'Crime|Drama', 'Crime|Drama', 'Action|Crime|Drama|Thriller', 'Action|Crime|Thriller', 'Drama|Romance', 'Drama', 'Crime|Drama', 'Crime|Drama', 'Drama|Romance|Sci-Fi', 'Crime|Drama', 'Action|Adventure|Crime|Drama|Thriller', 'Comedy|Crime|Drama', 'Crime|Drama|Thriller', 'Crime|Drama|Thriller', 'Crime|Drama', 'Documentary', 'Crime|Drama|Thriller']</text:p>
          </table:table-cell>
          <table:table-cell office:value-type="float" office:value="0.521310806274414" calcext:value-type="float">
            <text:p>0.521310806274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59518638]</text:p>
          </table:table-cell>
          <table:table-cell office:value-type="float" office:value="5.22477942599923" calcext:value-type="float">
            <text:p>5.22477942599923</text:p>
          </table:table-cell>
          <table:table-cell office:value-type="string" calcext:value-type="string">
            <text:p>[478 232 <text:s/>28 <text:s/>34 <text:s text:c="2"/>3 <text:s/>81 <text:s/>16 <text:s/>25 184 <text:s/>70]</text:p>
          </table:table-cell>
          <table:table-cell office:value-type="string" calcext:value-type="string">
            <text:p>[7.33670172e-01 8.95982177e-02 3.80132102e-02 3.03441948e-02 2.86184586e-02 1.08146962e-02 4.17441462e-03 3.64241902e-03 3.59855502e-03 1.13620796e-05]</text:p>
          </table:table-cell>
          <table:table-cell office:value-type="float" office:value="0.629593044674688" calcext:value-type="float">
            <text:p>0.629593044674688</text:p>
          </table:table-cell>
          <table:table-cell office:value-type="string" calcext:value-type="string">
            <text:p>[('Action|Sci-Fi', 0.7336701723994619), ('Crime|Drama', 0.0895982177273203), ('Drama|War', 0.038013210239467424), ('Crime|Horror|Thriller', 0.030344194756083322), ('Mystery|Thriller', 0.028618458615371316), ('Action|Sci-Fi|Thriller', 0.010814696152169996), ('Comedy|Crime|Drama|Thriller', 0.004174414615221501), ('Thriller', 0.00364241902015407), ('Drama|Romance', 0.0035985550170951055), ('Action|Adventure', 1.1362079600911653e-05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94212218649518" calcext:value-type="float">
            <text:p>3.94212218649518</text:p>
          </table:table-cell>
          <table:table-cell office:value-type="float" office:value="0.986986382944918" calcext:value-type="float">
            <text:p>0.9869863829449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['Adventure|Animation|Children|Comedy|Fantasy', 'Comedy|Drama|Romance', 'Adventure|Animation|Children|Comedy|Fantasy', 'Comedy|Drama|Fantasy', 'Comedy|Horror', 'Animation|Children|Comedy', 'Comedy|Romance', 'Adventure|Comedy|Western', 'Comedy|Romance', 'Adventure|Animation|Children|Comedy|Musical', 'Comedy', 'Comedy', 'Comedy|Crime|Drama', 'Comedy', 'Action|Crime|Thriller', 'Comedy', 'Comedy', 'Comedy|Romance', 'Comedy|Drama|Romance|War', 'Action|Mystery']</text:p>
          </table:table-cell>
          <table:table-cell office:value-type="float" office:value="0.534301280975342" calcext:value-type="float">
            <text:p>0.534301280975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891678]</text:p>
          </table:table-cell>
          <table:table-cell office:value-type="float" office:value="5.14744547706515" calcext:value-type="float">
            <text:p>5.14744547706515</text:p>
          </table:table-cell>
          <table:table-cell office:value-type="string" calcext:value-type="string">
            <text:p>[ 184 <text:s/>232 <text:s/>192 1159 <text:s/>166 <text:s text:c="2"/>15 <text:s/>165 <text:s text:c="2"/>16 1134 <text:s/>725]</text:p>
          </table:table-cell>
          <table:table-cell office:value-type="string" calcext:value-type="string">
            <text:p>[0.70229921 0.0224015 <text:s/>0.01561789 0.01341175 0.01232382 0.0032323 0.00317079 0.00249559 0.0024663 <text:s/>0.00114556]</text:p>
          </table:table-cell>
          <table:table-cell office:value-type="float" office:value="1.25576747368056" calcext:value-type="float">
            <text:p>1.25576747368056</text:p>
          </table:table-cell>
          <table:table-cell office:value-type="string" calcext:value-type="string">
            <text:p>[('Drama|Romance', 0.7022992113318934), ('Crime|Drama', 0.022401499955304396), ('Action|Crime|Drama|Thriller', 0.015617894300417589), ('Comedy|Crime|Drama', 0.013411746332481976), ('Action|Sci-Fi|Thriller', 0.012323817987546132), ('Action|Adventure|Sci-Fi', 0.0032323004522115135), ('Comedy|Crime|Thriller', 0.0031707948081272147), ('Comedy|Crime|Drama|Thriller', 0.0024955909438818483), ('Action|Crime|Thriller', 0.0024662965197341665), ('Drama', 0.0011455600566487696)]</text:p>
          </table:table-cell>
          <table:table-cell office:value-type="string" calcext:value-type="string">
            <text:p>['Action|Adventure|Comedy|Sci-Fi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0.543087244033814" calcext:value-type="float">
            <text:p>0.543087244033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57500086]</text:p>
          </table:table-cell>
          <table:table-cell office:value-type="float" office:value="4.51979432094574" calcext:value-type="float">
            <text:p>4.51979432094574</text:p>
          </table:table-cell>
          <table:table-cell office:value-type="string" calcext:value-type="string">
            <text:p>[ 192 <text:s/>184 <text:s/>147 <text:s text:c="2"/>28 <text:s text:c="2"/>20 1159 <text:s/>203 1042 <text:s/>875 1021]</text:p>
          </table:table-cell>
          <table:table-cell office:value-type="string" calcext:value-type="string">
            <text:p>[0.6048669 <text:s/>0.05681006 0.05207513 0.03277181 0.02793752 0.02575771 0.00994958 0.00763747 0.00529412 0.0038133 ]</text:p>
          </table:table-cell>
          <table:table-cell office:value-type="float" office:value="0.944793457587835" calcext:value-type="float">
            <text:p>0.944793457587835</text:p>
          </table:table-cell>
          <table:table-cell office:value-type="string" calcext:value-type="string">
            <text:p>[('Action|Crime|Drama|Thriller', 0.6048668951010726), ('Drama|Romance', 0.05681006032122096), ('Crime|Drama', 0.05207513385330899), ('Drama|War', 0.03277180789297896), ('Comedy|Drama|Romance|War', 0.02793751711029003), ('Comedy|Crime|Drama', 0.025757706634205676), ('Crime|Drama', 0.009949576993194547), ('Drama', 0.00763747411055362), ('Adventure|Animation|Children|Comedy', 0.005294124862210334), ('Comedy|Crime|Thriller', 0.003813300827600914)]</text:p>
          </table:table-cell>
          <table:table-cell office:value-type="string" calcext:value-type="string">
            <text:p>['Crime|Drama']</text:p>
          </table:table-cell>
          <table:table-cell office:value-type="float" office:value="3.95691906005222" calcext:value-type="float">
            <text:p>3.95691906005222</text:p>
          </table:table-cell>
          <table:table-cell office:value-type="float" office:value="0.712695696162549" calcext:value-type="float">
            <text:p>0.71269569616254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['Adventure|Animation|Children|Comedy|Fantasy', 'Drama|Romance', 'Drama', 'Documentary', 'Drama|Mystery', 'Children|Comedy|Musical|Romance', 'Adventure|Animation|Fantasy|Romance', 'Comedy', 'Drama|Romance|War', 'Crime|Drama', 'Drama|Romance|Sci-Fi', 'Drama|Mystery|Sci-Fi|Thriller', 'Drama', 'Drama', 'Drama', 'Documentary', 'Drama', 'Animation|Children|Comedy|Musical|Romance', 'Crime|Drama', 'Crime|Drama']</text:p>
          </table:table-cell>
          <table:table-cell office:value-type="float" office:value="0.515992403030396" calcext:value-type="float">
            <text:p>0.51599240303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41380691]</text:p>
          </table:table-cell>
          <table:table-cell office:value-type="float" office:value="5.48814537695552" calcext:value-type="float">
            <text:p>5.48814537695552</text:p>
          </table:table-cell>
          <table:table-cell office:value-type="string" calcext:value-type="string">
            <text:p>[ 15 <text:s/>69 <text:s/>20 184 <text:s/>73 381 399 121 670 <text:s/>34]</text:p>
          </table:table-cell>
          <table:table-cell office:value-type="string" calcext:value-type="string">
            <text:p>[8.00155023e-01 2.38745699e-02 1.30582339e-02 7.21131994e-03 6.72875592e-03 3.16958035e-03 2.40976454e-03 2.20890532e-03 1.69916596e-03 8.56229686e-18]</text:p>
          </table:table-cell>
          <table:table-cell office:value-type="float" office:value="2.07433846934642" calcext:value-type="float">
            <text:p>2.07433846934642</text:p>
          </table:table-cell>
          <table:table-cell office:value-type="string" calcext:value-type="string">
            <text:p>[('Action|Adventure|Sci-Fi', 0.8001550226492109), ('Action|Adventure|Comedy|Fantasy|Romance', 0.023874569907897707), ('Comedy|Drama|Romance|War', 0.013058233873251994), ('Drama|Romance', 0.007211319940075177), ('Action|Adventure|Sci-Fi', 0.006728755920586798), ('Comedy|Drama', 0.0031695803515510938), ('Action|Adventure|Comedy', 0.0024097645432619563), ('Action|Drama|War', 0.0022089053241734504), ('Comedy|Drama|Fantasy|Romance|Thriller', 0.0016991659571053707), ('Crime|Horror|Thriller', 8.5622968594938e-18)]</text:p>
          </table:table-cell>
          <table:table-cell office:value-type="string" calcext:value-type="string">
            <text:p>['Action|Sci-Fi']</text:p>
          </table:table-cell>
          <table:table-cell office:value-type="float" office:value="2.60739687055477" calcext:value-type="float">
            <text:p>2.60739687055477</text:p>
          </table:table-cell>
          <table:table-cell office:value-type="float" office:value="0.926641817915628" calcext:value-type="float">
            <text:p>0.926641817915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['Comedy', 'Action|Crime|Drama|Thriller', 'Adventure|Fantasy|Musical', 'Romance|Thriller', 'Action|Crime|Thriller', 'Film-Noir|Mystery', 'Comedy', 'Adventure|Comedy|Sci-Fi', 'Action|Adventure|Sci-Fi|Thriller', 'Mystery|Thriller', 'Adventure|Animation|Children|Comedy|Crime|Fantasy|Mystery', 'Comedy|Drama|Fantasy|Romance', 'Action|Mystery|Sci-Fi', 'Action|Adventure', 'Adventure|Comedy|Fantasy|Sci-Fi', 'Action|Comedy|Fantasy', 'Action|Adventure|Comedy|Sci-Fi', 'Children|Drama|Sci-Fi', 'Action|Adventure|Comedy|Fantasy|Romance', 'Action|Adventure']</text:p>
          </table:table-cell>
          <table:table-cell office:value-type="float" office:value="0.528555393218994" calcext:value-type="float">
            <text:p>0.528555393218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39805742]</text:p>
          </table:table-cell>
          <table:table-cell office:value-type="float" office:value="5.26747904658894" calcext:value-type="float">
            <text:p>5.26747904658894</text:p>
          </table:table-cell>
          <table:table-cell office:value-type="string" calcext:value-type="string">
            <text:p>[ <text:s/>15 <text:s text:c="2"/>68 <text:s/>189 2396 1136 <text:s/>232 2146 <text:s/>353 2424 <text:s/>722]</text:p>
          </table:table-cell>
          <table:table-cell office:value-type="string" calcext:value-type="string">
            <text:p>[7.94964137e-01 3.01351677e-02 2.05557114e-02 1.28166038e-02 5.36661192e-03 5.29544157e-03 2.05628329e-03 1.33333894e-03 1.29524410e-03 5.70453220e-04]</text:p>
          </table:table-cell>
          <table:table-cell office:value-type="float" office:value="1.86942162419091" calcext:value-type="float">
            <text:p>1.86942162419091</text:p>
          </table:table-cell>
          <table:table-cell office:value-type="string" calcext:value-type="string">
            <text:p>[('Action|Adventure|Sci-Fi', 0.7949641371921897), ('Action|Adventure|Sci-Fi', 0.030135167696351318), ('Action|Adventure|Thriller', 0.02055571140573887), ('Drama|War', 0.012816603832240848), ('Crime|Drama', 0.005366611915559275), ('Crime|Drama', 0.0052954415683854165), ('Action|Horror', 0.002056283289270707), ('Drama', 0.001333338941728743), ('Documentary', 0.0012952441038659068), ('Comedy|War', 0.0005704532199417541)]</text:p>
          </table:table-cell>
          <table:table-cell office:value-type="string" calcext:value-type="string">
            <text:p>['Crime|Drama']</text:p>
          </table:table-cell>
          <table:table-cell office:value-type="float" office:value="3.50795334040297" calcext:value-type="float">
            <text:p>3.50795334040297</text:p>
          </table:table-cell>
          <table:table-cell office:value-type="float" office:value="1.1530265167836" calcext:value-type="float">
            <text:p>1.15302651678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['Drama|Romance', 'Drama|War', 'Documentary', 'Crime|Drama|Thriller', 'Drama|Romance', 'Comedy|Drama|Romance', 'Drama', 'Drama', 'Comedy', 'Action|Drama|War', 'Drama|Romance|Western', 'Drama', 'Drama', 'Comedy|Drama|Romance', 'Documentary', 'Drama', 'Crime|Drama', 'Comedy|Crime|Thriller', 'Drama', 'Drama']</text:p>
          </table:table-cell>
          <table:table-cell office:value-type="float" office:value="0.607948541641235" calcext:value-type="float">
            <text:p>0.60794854164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49130493]</text:p>
          </table:table-cell>
          <table:table-cell office:value-type="float" office:value="5.66127952626421" calcext:value-type="float">
            <text:p>5.66127952626421</text:p>
          </table:table-cell>
          <table:table-cell office:value-type="string" calcext:value-type="string">
            <text:p>[ 25 <text:s/>16 474 530 463 <text:s/>42 232 587 633 <text:s/>19]</text:p>
          </table:table-cell>
          <table:table-cell office:value-type="string" calcext:value-type="string">
            <text:p>[0.67635317 0.11664122 0.0196629 <text:s/>0.01963174 0.01300713 0.00806085 0.00722943 0.00650544 0.0023766 <text:s/>0.00117329]</text:p>
          </table:table-cell>
          <table:table-cell office:value-type="float" office:value="2.16997459409267" calcext:value-type="float">
            <text:p>2.16997459409267</text:p>
          </table:table-cell>
          <table:table-cell office:value-type="string" calcext:value-type="string">
            <text:p>[('Thriller', 0.6763531677549497), ('Comedy|Crime|Drama|Thriller', 0.1166412234286255), ('Action|Thriller', 0.01966290405537651), ('Drama|Thriller|War', 0.019631737934427296), ('Adventure|Drama|IMAX', 0.013007125131901666), ('Action|Adventure|Sci-Fi|Thriller', 0.00806085307239897), ('Crime|Drama', 0.007229433915351078), ('Action|Drama|Sci-Fi|Thriller', 0.0065054415346188455), ('Action|Adventure|Thriller', 0.0023765993562417462), ('Action|Crime|Drama|Thriller', 0.0011732851776982654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56590909090909" calcext:value-type="float">
            <text:p>3.56590909090909</text:p>
          </table:table-cell>
          <table:table-cell office:value-type="float" office:value="1.06182586781153" calcext:value-type="float">
            <text:p>1.061825867811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['Crime|Drama', 'Drama', 'Comedy|Crime|Romance', 'Crime|Drama|Thriller', 'Adventure|Drama|Thriller', 'Action|Adventure|Thriller', 'Action|Adventure|Thriller', 'Drama|Romance', 'Drama|Thriller', 'Comedy|Fantasy|Romance', 'Crime|Drama|Mystery|Thriller', 'Drama', 'Drama|War', 'Action|Crime|Drama', 'Comedy|Romance', 'Crime|Drama', 'Action|Adventure|Sci-Fi', 'Crime|Drama', 'Action|Adventure|Comedy|Fantasy|Romance', 'Drama|Sci-Fi|Thriller']</text:p>
          </table:table-cell>
          <table:table-cell office:value-type="float" office:value="0.579189300537109" calcext:value-type="float">
            <text:p>0.579189300537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76685572]</text:p>
          </table:table-cell>
          <table:table-cell office:value-type="float" office:value="5.61797189898591" calcext:value-type="float">
            <text:p>5.61797189898591</text:p>
          </table:table-cell>
          <table:table-cell office:value-type="string" calcext:value-type="string">
            <text:p>[ 16 <text:s text:c="2"/>4 184 444 192 234 764 232 774 <text:s/>62]</text:p>
          </table:table-cell>
          <table:table-cell office:value-type="string" calcext:value-type="string">
            <text:p>[6.41294552e-01 3.87772466e-02 3.51841662e-02 1.54970190e-02 9.59979160e-03 8.70773450e-03 7.29602792e-03 6.74876791e-03 4.63623182e-03 2.13780869e-04]</text:p>
          </table:table-cell>
          <table:table-cell office:value-type="float" office:value="1.85111617878387" calcext:value-type="float">
            <text:p>1.85111617878387</text:p>
          </table:table-cell>
          <table:table-cell office:value-type="string" calcext:value-type="string">
            <text:p>[('Comedy|Crime|Drama|Thriller', 0.6412945524684728), ('Crime|Mystery|Thriller', 0.038777246623298636), ('Drama|Romance', 0.035184166194590506), ('Mystery|Thriller', 0.015497019030456482), ('Action|Crime|Drama|Thriller', 0.009599791595243254), ('Action|Crime|Thriller', 0.00870773450072645), ('Adventure|Fantasy', 0.007296027917187329), ('Crime|Drama', 0.006748767905662416), ('Action|Adventure|Drama|Fantasy', 0.004636231819396076), ('Crime|Mystery|Thriller', 0.00021378086868286206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65739910313901" calcext:value-type="float">
            <text:p>3.65739910313901</text:p>
          </table:table-cell>
          <table:table-cell office:value-type="float" office:value="0.723795710716231" calcext:value-type="float">
            <text:p>0.7237957107162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'Comedy|Drama', 'Drama', 'Action|Sci-Fi|Thriller', 'Comedy|Drama|Romance', 'Crime|Mystery|Romance|Thriller', 'Drama|War', 'Comedy|Drama|Romance|War', 'Drama|Sci-Fi', 'Drama', 'Comedy|Drama|Romance', 'Comedy|Drama', 'Drama', 'Comedy|Drama|Fantasy', 'Action|Crime|Drama|Thriller', 'Action|Adventure|Animation|Drama|Fantasy', 'Adventure|Animation|Drama|Fantasy|Sci-Fi', 'Crime|Drama|Romance', 'Comedy|Romance', 'Crime|Mystery|Thriller', 'Drama']</text:p>
          </table:table-cell>
          <table:table-cell office:value-type="float" office:value="0.521148920059204" calcext:value-type="float">
            <text:p>0.52114892005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80743201]</text:p>
          </table:table-cell>
          <table:table-cell office:value-type="float" office:value="5.36053048744068" calcext:value-type="float">
            <text:p>5.36053048744068</text:p>
          </table:table-cell>
          <table:table-cell office:value-type="string" calcext:value-type="string">
            <text:p>[ 744 <text:s text:c="2"/>20 1129 <text:s text:c="2"/>34 <text:s/>381 <text:s text:c="2"/>16 <text:s text:c="2"/>36 <text:s/>401 1170 <text:s/>203]</text:p>
          </table:table-cell>
          <table:table-cell office:value-type="string" calcext:value-type="string">
            <text:p>[0.72218762 0.03191285 0.02809781 0.02102093 0.01837196 0.01802178 0.00766129 0.00560462 0.00551523 0.00367634]</text:p>
          </table:table-cell>
          <table:table-cell office:value-type="float" office:value="1.55309847794203" calcext:value-type="float">
            <text:p>1.55309847794203</text:p>
          </table:table-cell>
          <table:table-cell office:value-type="string" calcext:value-type="string">
            <text:p>[('Adventure|Animation|Children|Comedy|Fantasy|Romance', 0.7221876180456663), ('Comedy|Drama|Romance|War', 0.031912853407028444), ('Drama|Romance|Sci-Fi', 0.028097807304413906), ('Crime|Horror|Thriller', 0.021020925377669527), ('Comedy|Drama', 0.018371961334517503), ('Comedy|Crime|Drama|Thriller', 0.018021779102895295), ('Comedy|Crime|Drama|Thriller', 0.007661294764707206), ('Drama|Horror|Mystery', 0.005604621235945623), ('Drama', 0.005515230929310456), ('Crime|Drama', 0.003676343450301916)]</text:p>
          </table:table-cell>
          <table:table-cell office:value-type="string" calcext:value-type="string">
            <text:p>['Action|Crime|Drama|Thriller']</text:p>
          </table:table-cell>
          <table:table-cell office:value-type="float" office:value="3.13417569193742" calcext:value-type="float">
            <text:p>3.13417569193742</text:p>
          </table:table-cell>
          <table:table-cell office:value-type="float" office:value="1.07861245400347" calcext:value-type="float">
            <text:p>1.0786124540034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['Action|Sci-Fi|Thriller', 'Drama', 'Action|Crime|Film-Noir|Mystery|Thriller', 'Adventure|Film-Noir|Sci-Fi|Thriller', 'Action|Adventure|Sci-Fi|Thriller|IMAX', 'Comedy|Crime|Thriller', 'Action|Adventure|Sci-Fi|Thriller|IMAX', 'Action|Fantasy|War|IMAX', 'Comedy|Crime|Drama|Thriller', 'Action|Crime|Drama|Thriller', 'Drama', 'Action|Horror|Sci-Fi|Thriller', 'Comedy|Horror', 'Action|Sci-Fi|Thriller|IMAX', 'Comedy|Crime', 'Action|Crime|Thriller', 'Action|Sci-Fi|Thriller', 'Drama|Romance', 'Crime|Drama', 'Action|Thriller']</text:p>
          </table:table-cell>
          <table:table-cell office:value-type="float" office:value="0.51352071762085" calcext:value-type="float">
            <text:p>0.5135207176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5687127]</text:p>
          </table:table-cell>
          <table:table-cell office:value-type="float" office:value="4.51979432094574" calcext:value-type="float">
            <text:p>4.51979432094574</text:p>
          </table:table-cell>
          <table:table-cell office:value-type="string" calcext:value-type="string">
            <text:p>[ 192 <text:s/>147 <text:s/>184 <text:s text:c="2"/>28 1159 <text:s text:c="2"/>20 <text:s/>875 <text:s/>203 1042 1021]</text:p>
          </table:table-cell>
          <table:table-cell office:value-type="string" calcext:value-type="string">
            <text:p>[0.59020168 0.05856008 0.05524857 0.03472401 0.02630927 0.02567531 0.01397663 0.01023029 0.00645319 0.00495384]</text:p>
          </table:table-cell>
          <table:table-cell office:value-type="float" office:value="0.951081619870328" calcext:value-type="float">
            <text:p>0.951081619870328</text:p>
          </table:table-cell>
          <table:table-cell office:value-type="string" calcext:value-type="string">
            <text:p>[('Action|Crime|Drama|Thriller', 0.5902016756568641), ('Crime|Drama', 0.058560082509652375), ('Drama|Romance', 0.055248567737938896), ('Drama|War', 0.03472400507540782), ('Comedy|Crime|Drama', 0.02630926846407647), ('Comedy|Drama|Romance|War', 0.02567530932358464), ('Adventure|Animation|Children|Comedy', 0.01397663345724513), ('Crime|Drama', 0.010230293934124324), ('Drama', 0.0064531923925437345), ('Comedy|Crime|Thriller', 0.004953842668996553)]</text:p>
          </table:table-cell>
          <table:table-cell office:value-type="string" calcext:value-type="string">
            <text:p>['Crime|Drama']</text:p>
          </table:table-cell>
          <table:table-cell office:value-type="float" office:value="3.95691906005222" calcext:value-type="float">
            <text:p>3.95691906005222</text:p>
          </table:table-cell>
          <table:table-cell office:value-type="float" office:value="0.712695696162549" calcext:value-type="float">
            <text:p>0.71269569616254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['Adventure|Animation|Children|Comedy|Fantasy', 'Drama|Romance', 'Drama', 'Documentary', 'Drama|Mystery', 'Children|Comedy|Musical|Romance', 'Adventure|Animation|Fantasy|Romance', 'Comedy', 'Drama|Romance|War', 'Crime|Drama', 'Drama|Romance|Sci-Fi', 'Drama|Mystery|Sci-Fi|Thriller', 'Drama', 'Drama', 'Drama', 'Documentary', 'Drama', 'Animation|Children|Comedy|Musical|Romance', 'Crime|Drama', 'Crime|Drama']</text:p>
          </table:table-cell>
          <table:table-cell office:value-type="float" office:value="0.509693622589111" calcext:value-type="float">
            <text:p>0.509693622589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24840301]</text:p>
          </table:table-cell>
          <table:table-cell office:value-type="float" office:value="2.45958894335364" calcext:value-type="float">
            <text:p>2.45958894335364</text:p>
          </table:table-cell>
          <table:table-cell office:value-type="string" calcext:value-type="string">
            <text:p>[ 232 <text:s/>119 <text:s text:c="2"/>83 <text:s/>753 <text:s/>833 <text:s text:c="2"/>70 <text:s/>764 <text:s text:c="2"/>72 1157 <text:s/>141]</text:p>
          </table:table-cell>
          <table:table-cell office:value-type="string" calcext:value-type="string">
            <text:p>[5.93164081e-01 1.22826498e-01 5.51492934e-02 2.60020145e-02 2.16727552e-02 1.46899862e-02 1.41167610e-02 1.11082636e-02 6.55441709e-03 7.03596736e-05]</text:p>
          </table:table-cell>
          <table:table-cell office:value-type="float" office:value="2.21118593115004" calcext:value-type="float">
            <text:p>2.21118593115004</text:p>
          </table:table-cell>
          <table:table-cell office:value-type="string" calcext:value-type="string">
            <text:p>[('Crime|Drama', 0.5931640814426266), ('Adventure|Comedy|Sci-Fi|Western', 0.12282649805204944), ('Horror', 0.055149293368245894), ('Adventure|Fantasy', 0.02600201454015754), ('Drama|Romance|Thriller', 0.021672755212661), ('Action|Adventure', 0.014689986173080618), ('Adventure|Fantasy', 0.014116760991286378), ('Action|Drama|War', 0.011108263557529623), ('Crime|Thriller', 0.006554417092970237), ('Comedy|Fantasy', 7.03596735750101e-05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2.33928571428571" calcext:value-type="float">
            <text:p>2.33928571428571</text:p>
          </table:table-cell>
          <table:table-cell office:value-type="float" office:value="1.23962531370061" calcext:value-type="float">
            <text:p>1.23962531370061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'Drama|Romance', 'Horror', 'Drama|Western', 'Drama|Fantasy|Romance', 'Drama', 'Action|Adventure|Sci-Fi|Thriller|IMAX', 'Drama|Romance', 'Action|Adventure|Comedy', 'Adventure|Animation|Children|Comedy', 'Action|Drama|Romance', 'Comedy|War', 'Action|Sci-Fi', 'Action|Adventure|Sci-Fi|Thriller', 'Comedy', 'Action|Drama|Sci-Fi|Thriller', 'Crime|Drama', 'Action|Drama|War', 'Drama|Musical', 'Comedy|Horror|Mystery|Thriller', 'Action|Western']</text:p>
          </table:table-cell>
          <table:table-cell office:value-type="float" office:value="0.507043600082397" calcext:value-type="float">
            <text:p>0.50704360008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67050865]</text:p>
          </table:table-cell>
          <table:table-cell office:value-type="float" office:value="4.91255727279735" calcext:value-type="float">
            <text:p>4.91255727279735</text:p>
          </table:table-cell>
          <table:table-cell office:value-type="string" calcext:value-type="string">
            <text:p>[ 478 <text:s/>727 <text:s/>192 <text:s/>101 <text:s text:c="2"/>70 <text:s/>203 1140 <text:s/>166 <text:s/>987 <text:s/>232]</text:p>
          </table:table-cell>
          <table:table-cell office:value-type="string" calcext:value-type="string">
            <text:p>[8.22935094e-01 3.50601458e-02 3.43212491e-02 1.76819595e-02 1.34685718e-02 9.94043816e-03 9.48769101e-03 7.31483200e-03 1.60387168e-04 1.15656825e-04]</text:p>
          </table:table-cell>
          <table:table-cell office:value-type="float" office:value="1.2420486184003" calcext:value-type="float">
            <text:p>1.2420486184003</text:p>
          </table:table-cell>
          <table:table-cell office:value-type="string" calcext:value-type="string">
            <text:p>[('Action|Sci-Fi', 0.8229350939713547), ('Action|Adventure|Thriller', 0.03506014580701296), ('Action|Crime|Drama|Thriller', 0.03432124914570025), ('Action|Comedy|Sci-Fi', 0.017681959455618738), ('Action|Adventure', 0.013468571764000502), ('Crime|Drama', 0.009940438160265451), ('Action|Crime|Drama', 0.009487691006064856), ('Action|Sci-Fi|Thriller', 0.007314832000046234), ('Drama|Romance', 0.00016038716784415365), ('Crime|Drama', 0.00011565682487045172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31108312342569" calcext:value-type="float">
            <text:p>3.31108312342569</text:p>
          </table:table-cell>
          <table:table-cell office:value-type="float" office:value="0.948724762884443" calcext:value-type="float">
            <text:p>0.94872476288444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['Action|Adventure|Sci-Fi', 'Comedy|Drama', 'Action|Adventure|Sci-Fi', 'Action|Adventure|Horror|Sci-Fi', 'Adventure|Drama|Sci-Fi', 'Drama', 'Adventure|Comedy|Sci-Fi', 'Crime|Horror|Thriller', 'Action|Adventure|Comedy|Fantasy|Romance', 'Action|Adventure', 'Drama|Sci-Fi|Thriller', 'Children|Drama|Fantasy', 'Animation|Comedy|Fantasy|Musical', 'Action|Horror', 'Animation|Children|Comedy', 'Western', 'Comedy|Crime', 'Adventure|Children|Fantasy|Musical', 'Comedy|Drama', 'Drama']</text:p>
          </table:table-cell>
          <table:table-cell office:value-type="float" office:value="0.51848030090332" calcext:value-type="float">
            <text:p>0.5184803009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83693621]</text:p>
          </table:table-cell>
          <table:table-cell office:value-type="float" office:value="5.14744547706515" calcext:value-type="float">
            <text:p>5.14744547706515</text:p>
          </table:table-cell>
          <table:table-cell office:value-type="string" calcext:value-type="string">
            <text:p>[ 184 <text:s/>232 <text:s/>192 1159 <text:s/>166 <text:s text:c="2"/>16 <text:s/>165 <text:s text:c="2"/>15 1134 <text:s/>292]</text:p>
          </table:table-cell>
          <table:table-cell office:value-type="string" calcext:value-type="string">
            <text:p>[6.88171292e-01 1.92734037e-02 1.85619248e-02 1.68085233e-02 1.07188797e-02 8.13972075e-03 3.68762193e-03 9.39060896e-04 5.63531052e-04 5.23284715e-04]</text:p>
          </table:table-cell>
          <table:table-cell office:value-type="float" office:value="1.3105092635351" calcext:value-type="float">
            <text:p>1.3105092635351</text:p>
          </table:table-cell>
          <table:table-cell office:value-type="string" calcext:value-type="string">
            <text:p>[('Drama|Romance', 0.688171291839282), ('Crime|Drama', 0.01927340369018177), ('Action|Crime|Drama|Thriller', 0.01856192481608745), ('Comedy|Crime|Drama', 0.016808523332375053), ('Action|Sci-Fi|Thriller', 0.01071887968400126), ('Comedy|Crime|Drama|Thriller', 0.008139720747753156), ('Comedy|Crime|Thriller', 0.003687621933078682), ('Action|Adventure|Sci-Fi', 0.0009390608957401828), ('Action|Crime|Thriller', 0.000563531052140643), ('Mystery|Sci-Fi|Thriller', 0.0005232847153684718)]</text:p>
          </table:table-cell>
          <table:table-cell office:value-type="string" calcext:value-type="string">
            <text:p>['Action|Adventure|Comedy|Sci-Fi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0.537431478500366" calcext:value-type="float">
            <text:p>0.53743147850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56230888]</text:p>
          </table:table-cell>
          <table:table-cell office:value-type="float" office:value="4.18268717935188" calcext:value-type="float">
            <text:p>4.18268717935188</text:p>
          </table:table-cell>
          <table:table-cell office:value-type="string" calcext:value-type="string">
            <text:p>[ 192 <text:s text:c="2"/>28 <text:s/>232 1363 <text:s text:c="2"/>16 <text:s text:c="2"/>34 <text:s text:c="3"/>4 1361 3721 4286]</text:p>
          </table:table-cell>
          <table:table-cell office:value-type="string" calcext:value-type="string">
            <text:p>[7.20145971e-01 8.55021750e-02 5.55163106e-02 2.25645852e-02 1.17854533e-02 8.52190982e-03 7.15924041e-03 5.73084325e-03 1.55460136e-03 4.29728345e-04]</text:p>
          </table:table-cell>
          <table:table-cell office:value-type="float" office:value="0.620378298276565" calcext:value-type="float">
            <text:p>0.620378298276565</text:p>
          </table:table-cell>
          <table:table-cell office:value-type="string" calcext:value-type="string">
            <text:p>[('Action|Crime|Drama|Thriller', 0.7201459705684211), ('Drama|War', 0.08550217503202875), ('Crime|Drama', 0.05551631062425062), ('Drama|Romance', 0.02256458524511991), ('Comedy|Crime|Drama|Thriller', 0.01178545333709381), ('Crime|Horror|Thriller', 0.00852190981746039), ('Crime|Mystery|Thriller', 0.0071592404056266875), ('Drama|Thriller|War', 0.005730843254781081), ('Drama|Musical', 0.001554601364145578), ('Drama|Mystery|Thriller', 0.0004297283454017665)]</text:p>
          </table:table-cell>
          <table:table-cell office:value-type="string" calcext:value-type="string">
            <text:p>['Adventure|Fantasy']</text:p>
          </table:table-cell>
          <table:table-cell office:value-type="float" office:value="3.82269503546099" calcext:value-type="float">
            <text:p>3.82269503546099</text:p>
          </table:table-cell>
          <table:table-cell office:value-type="float" office:value="0.546214411739909" calcext:value-type="float">
            <text:p>0.5462144117399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['Comedy|Horror|Musical|Sci-Fi', 'Adventure|Comedy|Fantasy', 'Comedy|Crime', 'Comedy|Musical|Romance', 'Drama|Fantasy|Thriller', 'Drama|Romance|Thriller', 'Action|Adventure|Drama|Fantasy', 'Fantasy|Horror|Mystery|Romance', 'Drama|War', 'Adventure|Fantasy', 'Comedy|Documentary|Drama', 'Adventure|Fantasy', 'Drama|Thriller', 'Adventure|Animation|Children|Drama|Musical|IMAX', 'Comedy|Crime|Drama|Romance', 'Drama|Musical|Romance', 'Crime|Drama', 'Comedy', 'Crime|Drama', 'Comedy|Drama|Romance']</text:p>
          </table:table-cell>
          <table:table-cell office:value-type="float" office:value="0.485843181610107" calcext:value-type="float">
            <text:p>0.485843181610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93670424]</text:p>
          </table:table-cell>
          <table:table-cell office:value-type="float" office:value="4.4956408113712" calcext:value-type="float">
            <text:p>4.4956408113712</text:p>
          </table:table-cell>
          <table:table-cell office:value-type="string" calcext:value-type="string">
            <text:p>[774 <text:s/>15 770 794 219 <text:s/>68 <text:s/>73 744 <text:s/>20 754]</text:p>
          </table:table-cell>
          <table:table-cell office:value-type="string" calcext:value-type="string">
            <text:p>[0.80331214 0.05089999 0.03403381 0.0289192 <text:s/>0.01294486 0.00703361 0.00475986 0.00391087 0.00273715 0.00218144]</text:p>
          </table:table-cell>
          <table:table-cell office:value-type="float" office:value="0.558936566968699" calcext:value-type="float">
            <text:p>0.558936566968699</text:p>
          </table:table-cell>
          <table:table-cell office:value-type="string" calcext:value-type="string">
            <text:p>[('Action|Adventure|Drama|Fantasy', 0.8033121427049759), ('Action|Adventure|Sci-Fi', 0.050899994627028405), ('Action|Adventure|Comedy|Fantasy', 0.034033809653786586), ('Action|Adventure|Animation|Children|Comedy', 0.0289192016127898), ('Action|Adventure|Drama', 0.012944855417290046), ('Action|Adventure|Sci-Fi', 0.007033607516763208), ('Action|Adventure|Sci-Fi', 0.004759857024700245), ('Adventure|Animation|Children|Comedy|Fantasy|Romance', 0.003910874886140136), ('Comedy|Drama|Romance|War', 0.0027371548729550627), ('Drama|Romance', 0.0021814358312227723)]</text:p>
          </table:table-cell>
          <table:table-cell office:value-type="string" calcext:value-type="string">
            <text:p>['Crime|Drama']</text:p>
          </table:table-cell>
          <table:table-cell office:value-type="float" office:value="3.71666666666667" calcext:value-type="float">
            <text:p>3.71666666666667</text:p>
          </table:table-cell>
          <table:table-cell office:value-type="float" office:value="0.781913607049327" calcext:value-type="float">
            <text:p>0.7819136070493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['Crime|Horror|Thriller', 'Adventure|Animation|Children|Comedy|Sci-Fi', 'Drama|Romance', 'Crime|Film-Noir|Mystery|Thriller', 'Crime|Drama', 'Drama|Romance|War', 'Adventure|Animation|Children|Comedy', 'Animation|Children|Comedy', 'Mystery|Thriller', 'Animation|Children|Comedy|Crime', 'Drama|Romance', 'Drama|War', 'Comedy|Musical|Romance', 'Drama', 'Drama|Romance', 'Comedy|Crime|Drama|Musical', 'Comedy|Drama|Romance|War', 'Adventure|Animation|Comedy', 'Drama', 'Drama|Romance']</text:p>
          </table:table-cell>
          <table:table-cell office:value-type="float" office:value="0.516246795654297" calcext:value-type="float">
            <text:p>0.516246795654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9591867]</text:p>
          </table:table-cell>
          <table:table-cell office:value-type="float" office:value="5.61937625844675" calcext:value-type="float">
            <text:p>5.61937625844675</text:p>
          </table:table-cell>
          <table:table-cell office:value-type="string" calcext:value-type="string">
            <text:p>[ 192 <text:s/>232 <text:s text:c="2"/>15 <text:s text:c="2"/>68 <text:s/>108 <text:s/>950 <text:s text:c="2"/>78 1027 <text:s text:c="2"/>73 <text:s/>723]</text:p>
          </table:table-cell>
          <table:table-cell office:value-type="string" calcext:value-type="string">
            <text:p>[0.93580156 0.01592416 0.01493912 0.01385434 0.00816896 0.00752031 0.00512336 0.00416472 0.0030262 <text:s/>0.00202651]</text:p>
          </table:table-cell>
          <table:table-cell office:value-type="float" office:value="1.66018956141869" calcext:value-type="float">
            <text:p>1.66018956141869</text:p>
          </table:table-cell>
          <table:table-cell office:value-type="string" calcext:value-type="string">
            <text:p>[('Action|Crime|Drama|Thriller', 0.9358015562850728), ('Crime|Drama', 0.015924162126654748), ('Action|Adventure|Sci-Fi', 0.014939116864815494), ('Action|Adventure|Sci-Fi', 0.013854338075967004), ('Comedy|Crime', 0.00816896060273738), ('Action|Adventure|Thriller|IMAX', 0.0075203091476482905), ('Drama|War', 0.005123355292085372), ('Crime|Drama', 0.004164718441151331), ('Action|Adventure|Sci-Fi', 0.0030262034258771464), ('Adventure|Drama|Sci-Fi', 0.0020265137152992723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3.37555309734513" calcext:value-type="float">
            <text:p>3.37555309734513</text:p>
          </table:table-cell>
          <table:table-cell office:value-type="float" office:value="0.958629716325016" calcext:value-type="float">
            <text:p>0.95862971632501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['Adventure|Animation|Children|Comedy|Fantasy', 'Drama', 'Action|Animation|Comedy', 'Adventure|Sci-Fi|Thriller', 'Comedy|Drama|Romance', 'Action|Crime|Mystery|Sci-Fi|Thriller', 'Action|Comedy|Fantasy|Musical|Romance', 'Adventure|Fantasy', 'Drama', 'Comedy|Romance', 'Crime|Drama|Romance', 'Drama|Romance', 'Drama|Romance', 'Comedy|Crime', 'Mystery|Thriller', 'Drama|Romance', 'Drama', 'Drama|Thriller', 'Comedy|Drama|Romance', 'Comedy|Musical']</text:p>
          </table:table-cell>
          <table:table-cell office:value-type="float" office:value="0.526078939437866" calcext:value-type="float">
            <text:p>0.52607893943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45670942]</text:p>
          </table:table-cell>
          <table:table-cell office:value-type="float" office:value="5.73866114631456" calcext:value-type="float">
            <text:p>5.73866114631456</text:p>
          </table:table-cell>
          <table:table-cell office:value-type="string" calcext:value-type="string">
            <text:p>[ 192 1028 2083 1535 1031 <text:s/>444 1094 <text:s text:c="2"/>75 <text:s/>744 <text:s/>762]</text:p>
          </table:table-cell>
          <table:table-cell office:value-type="string" calcext:value-type="string">
            <text:p>[8.70671573e-01 2.48982693e-02 1.71095638e-02 9.65009950e-03 8.85253790e-03 5.37591048e-03 3.90312088e-03 2.38984566e-03 1.59630773e-03 3.10995833e-04]</text:p>
          </table:table-cell>
          <table:table-cell office:value-type="float" office:value="1.28195173018566" calcext:value-type="float">
            <text:p>1.28195173018566</text:p>
          </table:table-cell>
          <table:table-cell office:value-type="string" calcext:value-type="string">
            <text:p>[('Action|Crime|Drama|Thriller', 0.8706715731550552), ('Action|Adventure|Horror|Sci-Fi', 0.02489826926088377), ('Action|Adventure|Animation|Sci-Fi', 0.017109563781698426), ('Drama|Sci-Fi|Thriller', 0.009650099497500616), ('Drama|Sci-Fi|Thriller', 0.008852537895786668), ('Mystery|Thriller', 0.00537591047853376), ('Action|Sci-Fi|Thriller', 0.003903120878855565), ('Horror|Sci-Fi', 0.002389845657938902), ('Adventure|Animation|Children|Comedy|Fantasy|Romance', 0.001596307729281422), ('Adventure|Animation|Fantasy', 0.0003109958330479914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3.87593984962406" calcext:value-type="float">
            <text:p>3.87593984962406</text:p>
          </table:table-cell>
          <table:table-cell office:value-type="float" office:value="0.975397897803032" calcext:value-type="float">
            <text:p>0.9753978978030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['Action|Mystery|Thriller', 'Action|Drama|War', 'Action|Mystery|Sci-Fi', 'Action|Crime|Drama|Thriller', 'Drama', 'Comedy|Crime', 'Action|Crime|Thriller', 'Comedy', 'Animation|Children|Comedy|Musical', 'Action|Adventure|Sci-Fi', 'Action|Sci-Fi', 'Drama|Romance', 'Action|Thriller', 'Adventure|Animation|Children|Drama|Musical|IMAX', 'Adventure|Drama|IMAX', 'Action|Comedy|Crime', 'Action|Adventure|Comedy', 'Musical|Romance', 'Action|Comedy|Romance', 'Children|Comedy|Musical']</text:p>
          </table:table-cell>
          <table:table-cell office:value-type="float" office:value="0.541728019714356" calcext:value-type="float">
            <text:p>0.541728019714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80090574]</text:p>
          </table:table-cell>
          <table:table-cell office:value-type="float" office:value="5.11780345131832" calcext:value-type="float">
            <text:p>5.11780345131832</text:p>
          </table:table-cell>
          <table:table-cell office:value-type="string" calcext:value-type="string">
            <text:p>[ <text:s/>73 2265 1133 <text:s/>166 <text:s text:c="2"/>68 <text:s text:c="2"/>15 <text:s text:c="2"/>85 <text:s/>875 <text:s text:c="2"/>61 <text:s/>444]</text:p>
          </table:table-cell>
          <table:table-cell office:value-type="string" calcext:value-type="string">
            <text:p>[6.82423772e-01 3.13650928e-02 2.73361783e-02 1.31609625e-02 7.96513386e-03 4.10470175e-03 3.34919521e-03 2.91406754e-03 2.18407180e-03 5.27235394e-04]</text:p>
          </table:table-cell>
          <table:table-cell office:value-type="float" office:value="1.31689771451016" calcext:value-type="float">
            <text:p>1.31689771451016</text:p>
          </table:table-cell>
          <table:table-cell office:value-type="string" calcext:value-type="string">
            <text:p>[('Action|Adventure|Sci-Fi', 0.6824237715764438), ('Comedy|Horror', 0.031365092800892835), ('Adventure|Animation|Children|Comedy|Fantasy|IMAX', 0.027336178322227685), ('Action|Sci-Fi|Thriller', 0.013160962533822708), ('Action|Adventure|Sci-Fi', 0.007965133862519562), ('Action|Adventure|Sci-Fi', 0.004104701749009398), ('Adventure|Comedy|Sci-Fi', 0.003349195211112571), ('Adventure|Animation|Children|Comedy', 0.0029140675361245686), ('Comedy', 0.0021840717956105793), ('Mystery|Thriller', 0.0005272353939712751)]</text:p>
          </table:table-cell>
          <table:table-cell office:value-type="string" calcext:value-type="string">
            <text:p>['Adventure|Comedy|Fantasy']</text:p>
          </table:table-cell>
          <table:table-cell office:value-type="float" office:value="2.84737124463519" calcext:value-type="float">
            <text:p>2.84737124463519</text:p>
          </table:table-cell>
          <table:table-cell office:value-type="float" office:value="1.02942938043456" calcext:value-type="float">
            <text:p>1.0294293804345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['Adventure|Animation|Children|Comedy|Fantasy', 'Comedy|Musical', 'Crime|Drama', 'Crime|Drama', 'Action|Adventure|Sci-Fi', 'Comedy', 'Children|Comedy|Fantasy|Musical', 'Action|Adventure', 'Action|Comedy|Sci-Fi', 'Action|Adventure|Sci-Fi', 'Adventure|Comedy|Fantasy', 'Action|Western', 'Action|Adventure', 'Crime|Mystery|Thriller', 'Comedy', 'Action|Comedy', 'Action|Drama|War', 'Adventure|Western', 'Adventure|Children|Musical', 'Comedy|Romance']</text:p>
          </table:table-cell>
          <table:table-cell office:value-type="float" office:value="0.594086408615112" calcext:value-type="float">
            <text:p>0.594086408615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0.31907163]</text:p>
          </table:table-cell>
          <table:table-cell office:value-type="float" office:value="3.96313644647271" calcext:value-type="float">
            <text:p>3.96313644647271</text:p>
          </table:table-cell>
          <table:table-cell office:value-type="string" calcext:value-type="string">
            <text:p>[471 478 531 <text:s text:c="2"/>7 <text:s/>41 323 621 321 529 <text:s/>25]</text:p>
          </table:table-cell>
          <table:table-cell office:value-type="string" calcext:value-type="string">
            <text:p>[0.8149283 <text:s/>0.03678903 0.0240594 <text:s/>0.02117203 0.0087912 <text:s/>0.00733303 0.00416385 0.00413308 0.0025877 <text:s/>0.00107074]</text:p>
          </table:table-cell>
          <table:table-cell office:value-type="float" office:value="3.64406481547231" calcext:value-type="float">
            <text:p>3.64406481547231</text:p>
          </table:table-cell>
          <table:table-cell office:value-type="string" calcext:value-type="string">
            <text:p>[('Adventure|Animation|Children|Drama|Musical|IMAX', 0.814928300499255), ('Action|Sci-Fi', 0.03678902605993863), ('Action|Crime|Thriller', 0.024059404188973375), ('Action|Drama|War', 0.021172025442544873), ('Action|Adventure|Romance|Thriller', 0.008791199727666444), ('Animation|Children|Fantasy|Musical|Romance|IMAX', 0.007333034869599823), ('Action|Romance|Thriller', 0.0041638462002118615), ('Comedy|Drama|Romance', 0.004133084435105521), ('Action|Adventure|Mystery|Sci-Fi', 0.002587701578366737), ('Thriller', 0.001070736807194894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3.65671641791045" calcext:value-type="float">
            <text:p>3.65671641791045</text:p>
          </table:table-cell>
          <table:table-cell office:value-type="float" office:value="0.985752819460201" calcext:value-type="float">
            <text:p>0.9857528194602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['Action|Comedy|Romance', 'Action|Crime|Thriller', 'Action|Drama|Western', 'Comedy', 'Action|Adventure|Sci-Fi|Thriller', 'Thriller', 'Drama|Horror', 'Action|Adventure|Mystery|Thriller', 'Action|Adventure|Sci-Fi', 'Action|Crime|Thriller', 'Comedy|Drama|Romance', 'Drama|Thriller', 'Action|Adventure|Romance|Thriller', 'Comedy|Drama|Romance', 'Comedy|Drama|Fantasy|Romance|Thriller', 'Adventure|Drama|IMAX', 'Comedy', 'Drama', 'Action|Sci-Fi', 'Comedy|Romance']</text:p>
          </table:table-cell>
          <table:table-cell office:value-type="float" office:value="0.516279935836792" calcext:value-type="float">
            <text:p>0.516279935836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3603946]</text:p>
          </table:table-cell>
          <table:table-cell office:value-type="float" office:value="5.63126795464768" calcext:value-type="float">
            <text:p>5.63126795464768</text:p>
          </table:table-cell>
          <table:table-cell office:value-type="string" calcext:value-type="string">
            <text:p>[ 70 <text:s/>34 391 121 <text:s/>26 987 <text:s/>16 <text:s/>15 <text:s/>42 463]</text:p>
          </table:table-cell>
          <table:table-cell office:value-type="string" calcext:value-type="string">
            <text:p>[0.33146585 0.15756277 0.09824974 0.09031873 0.0419547 <text:s/>0.02217911 0.01520243 0.01514385 0.01161875 0.00498645]</text:p>
          </table:table-cell>
          <table:table-cell office:value-type="float" office:value="2.69522849329931" calcext:value-type="float">
            <text:p>2.69522849329931</text:p>
          </table:table-cell>
          <table:table-cell office:value-type="string" calcext:value-type="string">
            <text:p>[('Action|Adventure', 0.3314658547437052), ('Crime|Horror|Thriller', 0.15756276570071634), ('Comedy|Drama|Romance|War', 0.09824973948520016), ('Action|Drama|War', 0.09031872921689608), ('Action|Adventure|Sci-Fi|Thriller', 0.041954703122944394), ('Drama|Romance', 0.022179112656416942), ('Comedy|Crime|Drama|Thriller', 0.015202432494777545), ('Action|Adventure|Sci-Fi', 0.015143849215406359), ('Action|Adventure|Sci-Fi|Thriller', 0.011618748023904224), ('Adventure|Drama|IMAX', 0.004986446785487755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45501730103806" calcext:value-type="float">
            <text:p>3.45501730103806</text:p>
          </table:table-cell>
          <table:table-cell office:value-type="float" office:value="1.08571285547559" calcext:value-type="float">
            <text:p>1.085712855475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'Comedy', 'Action|Sci-Fi|Thriller', 'Action|Crime|Drama|Thriller', 'Action|Adventure|Comedy|Fantasy|Horror', 'Action|Adventure|Comedy', 'Action|Horror|Sci-Fi', 'Comedy|Drama', 'Comedy|Romance', 'Action|Sci-Fi', 'Comedy|Mystery|Thriller', 'Comedy', 'Action|Adventure|Fantasy', 'Adventure|Children|Comedy|Drama', 'Horror', 'Drama|Sci-Fi', 'Comedy|Drama', 'Action|Adventure|Sci-Fi', 'Drama', 'Comedy|Drama|Fantasy|Romance', 'Drama|Romance']</text:p>
          </table:table-cell>
          <table:table-cell office:value-type="float" office:value="0.511360883712769" calcext:value-type="float">
            <text:p>0.51136088371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36923963]</text:p>
          </table:table-cell>
          <table:table-cell office:value-type="float" office:value="5.15334426073922" calcext:value-type="float">
            <text:p>5.15334426073922</text:p>
          </table:table-cell>
          <table:table-cell office:value-type="string" calcext:value-type="string">
            <text:p>[184 <text:s/>20 <text:s text:c="2"/>7 147 <text:s/>71 192 <text:s/>68 <text:s/>16 <text:s/>75 <text:s/>78]</text:p>
          </table:table-cell>
          <table:table-cell office:value-type="string" calcext:value-type="string">
            <text:p>[0.6220894 <text:s/>0.02245035 0.0094343 <text:s/>0.00824785 0.00609879 0.00578891 0.00426243 0.00316059 0.0025362 <text:s/>0.00229133]</text:p>
          </table:table-cell>
          <table:table-cell office:value-type="float" office:value="1.78410463144851" calcext:value-type="float">
            <text:p>1.78410463144851</text:p>
          </table:table-cell>
          <table:table-cell office:value-type="string" calcext:value-type="string">
            <text:p>[('Drama|Romance', 0.6220894043173283), ('Comedy|Drama|Romance|War', 0.022450351357455316), ('Action|Drama|War', 0.009434302335335452), ('Crime|Drama', 0.008247851927988931), ('Crime|Drama|Sci-Fi|Thriller', 0.006098792911023856), ('Action|Crime|Drama|Thriller', 0.005788910278962266), ('Action|Adventure|Sci-Fi', 0.004262433652680679), ('Comedy|Crime|Drama|Thriller', 0.0031605890340716636), ('Horror|Sci-Fi', 0.0025362022377774266), ('Drama|War', 0.0022913337000792138)]</text:p>
          </table:table-cell>
          <table:table-cell office:value-type="string" calcext:value-type="string">
            <text:p>['Comedy|War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  <table:table-cell office:value-type="float" office:value="0.513200044631958" calcext:value-type="float">
            <text:p>0.51320004463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2671939]</text:p>
          </table:table-cell>
          <table:table-cell office:value-type="float" office:value="5.23709708317588" calcext:value-type="float">
            <text:p>5.23709708317588</text:p>
          </table:table-cell>
          <table:table-cell office:value-type="string" calcext:value-type="string">
            <text:p>[ <text:s/>73 <text:s/>166 1051 <text:s text:c="2"/>84 1133 2265 <text:s text:c="2"/>68 <text:s/>915 <text:s text:c="2"/>15 <text:s/>192]</text:p>
          </table:table-cell>
          <table:table-cell office:value-type="string" calcext:value-type="string">
            <text:p>[6.77064676e-01 2.21553595e-02 2.10173202e-02 1.17383569e-02 1.05168060e-02 7.35114413e-03 5.67307815e-03 5.25517850e-03 1.71307222e-03 6.70479745e-04]</text:p>
          </table:table-cell>
          <table:table-cell office:value-type="float" office:value="1.96990317886472" calcext:value-type="float">
            <text:p>1.96990317886472</text:p>
          </table:table-cell>
          <table:table-cell office:value-type="string" calcext:value-type="string">
            <text:p>[('Action|Adventure|Sci-Fi', 0.6770646757648268), ('Action|Sci-Fi|Thriller', 0.022155359532630006), ('Drama|Mystery|Sci-Fi|Thriller', 0.0210173201671495), ('Comedy|Fantasy|Romance', 0.01173835690139715), ('Adventure|Animation|Children|Comedy|Fantasy|IMAX', 0.010516806010187998), ('Comedy|Horror', 0.00735114412608588), ('Action|Adventure|Sci-Fi', 0.005673078154978656), ('Adventure|Animation|Children|Drama', 0.005255178504031132), ('Action|Adventure|Sci-Fi', 0.0017130722226361328), ('Action|Crime|Drama|Thriller', 0.0006704797454351947)]</text:p>
          </table:table-cell>
          <table:table-cell office:value-type="string" calcext:value-type="string">
            <text:p>['Comedy|Crime']</text:p>
          </table:table-cell>
          <table:table-cell office:value-type="float" office:value="2.36368477103301" calcext:value-type="float">
            <text:p>2.36368477103301</text:p>
          </table:table-cell>
          <table:table-cell office:value-type="float" office:value="1.08187293258993" calcext:value-type="float">
            <text:p>1.0818729325899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['Action|Crime|Drama|Thriller', 'Crime|Drama', 'Comedy|Crime', 'Action|Adventure|Sci-Fi', 'Comedy|Crime|Drama|Thriller', 'Action|Adventure|Comedy|Sci-Fi', 'Action|Sci-Fi|Thriller', 'Action|Adventure', 'Action|Animation|Sci-Fi|Thriller', 'Action|Adventure|Horror|Sci-Fi', 'Action|Drama|Thriller', 'Action|Adventure|Comedy|Sci-Fi', 'Action|Adventure|Animation|Sci-Fi', 'Adventure|Fantasy', 'Animation|Mystery|Sci-Fi', 'Comedy|Drama|Romance', 'Comedy|Drama|Romance', 'Adventure|Animation|Fantasy', 'Mystery|Sci-Fi|Thriller', 'Action|Adventure']</text:p>
          </table:table-cell>
          <table:table-cell office:value-type="float" office:value="0.52989387512207" calcext:value-type="float">
            <text:p>0.5298938751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0209798]</text:p>
          </table:table-cell>
          <table:table-cell office:value-type="float" office:value="4.37032520050666" calcext:value-type="float">
            <text:p>4.37032520050666</text:p>
          </table:table-cell>
          <table:table-cell office:value-type="string" calcext:value-type="string">
            <text:p>[1052 <text:s text:c="2"/>20 <text:s/>959 1255 <text:s/>875 2126 <text:s/>899 <text:s/>935 <text:s/>882 1133]</text:p>
          </table:table-cell>
          <table:table-cell office:value-type="string" calcext:value-type="string">
            <text:p>[0.40678792 0.38717091 0.12932211 0.08478157 0.05920148 0.03367128 0.0251543 <text:s/>0.02319488 0.02290875 0.00071321]</text:p>
          </table:table-cell>
          <table:table-cell office:value-type="float" office:value="2.34934539959457" calcext:value-type="float">
            <text:p>2.34934539959457</text:p>
          </table:table-cell>
          <table:table-cell office:value-type="string" calcext:value-type="string">
            <text:p>[('Animation|Children|Drama', 0.40678792297988836), ('Comedy|Drama|Romance|War', 0.3871709085169542), ('Adventure|Animation|Comedy|Fantasy|Musical|Romance', 0.12932211235743366), ('Adventure|Comedy|Drama', 0.08478157370117884), ('Adventure|Animation|Children|Comedy', 0.059201475281067464), ('Comedy|Romance', 0.03367127881703725), ('Action|Fantasy|War|IMAX', 0.0251543006342414), ('Animation|Children|Comedy|Fantasy|Musical|Romance|IMAX', 0.02319488296621062), ('Comedy|Romance', 0.02290875457430712), ('Adventure|Animation|Children|Comedy|Fantasy|IMAX', 0.0007132111212936141)]</text:p>
          </table:table-cell>
          <table:table-cell office:value-type="string" calcext:value-type="string">
            <text:p>['Crime|Drama']</text:p>
          </table:table-cell>
          <table:table-cell office:value-type="float" office:value="3.90051020408163" calcext:value-type="float">
            <text:p>3.90051020408163</text:p>
          </table:table-cell>
          <table:table-cell office:value-type="float" office:value="0.743371899191866" calcext:value-type="float">
            <text:p>0.743371899191866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'Drama', 'Crime|Drama', 'Crime|Drama', 'Comedy|Drama|Romance', 'Documentary|Musical', 'Drama', 'Drama', 'Children|Comedy|Drama', 'Drama', 'Comedy|Drama|Romance', 'Comedy', 'Comedy|Drama|Romance', 'Comedy|Fantasy|Romance', 'Comedy', 'Musical|Romance', 'Action|Adventure|Drama|Sci-Fi|Thriller', 'Comedy|Drama|Romance', 'Drama|Romance', 'Drama|Romance', 'Comedy|Romance']</text:p>
          </table:table-cell>
          <table:table-cell office:value-type="float" office:value="0.529657125473022" calcext:value-type="float">
            <text:p>0.52965712547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7241745]</text:p>
          </table:table-cell>
          <table:table-cell office:value-type="float" office:value="4.25316900204407" calcext:value-type="float">
            <text:p>4.25316900204407</text:p>
          </table:table-cell>
          <table:table-cell office:value-type="string" calcext:value-type="string">
            <text:p>[ <text:s/>70 <text:s/>774 1151 <text:s/>764 1254 <text:s/>767 <text:s/>756 <text:s/>219 <text:s/>782 <text:s/>728]</text:p>
          </table:table-cell>
          <table:table-cell office:value-type="string" calcext:value-type="string">
            <text:p>[0.58513657 0.0759632 <text:s/>0.05934212 0.05402028 0.04072948 0.03197818 0.01842932 0.00691589 0.00632191 0.00394114]</text:p>
          </table:table-cell>
          <table:table-cell office:value-type="float" office:value="1.28075155429005" calcext:value-type="float">
            <text:p>1.28075155429005</text:p>
          </table:table-cell>
          <table:table-cell office:value-type="string" calcext:value-type="string">
            <text:p>[('Action|Adventure', 0.585136572260785), ('Action|Adventure|Drama|Fantasy', 0.075963204853944), ('Action|Adventure|Sci-Fi|IMAX', 0.05934212418676578), ('Adventure|Fantasy', 0.054020278272326396), ('Action|Adventure|Fantasy', 0.040729475209342156), ('Action|Adventure|Sci-Fi|Thriller', 0.03197817775122121), ('Action|Adventure|Sci-Fi|Thriller', 0.018429322742840253), ('Action|Adventure|Drama', 0.006915894624449988), ('Action|Adventure|Sci-Fi|IMAX', 0.006321910891363305), ('Comedy|Drama|Sci-Fi', 0.00394114387422307)]</text:p>
          </table:table-cell>
          <table:table-cell office:value-type="string" calcext:value-type="string">
            <text:p>['Adventure|Fantasy']</text:p>
          </table:table-cell>
          <table:table-cell office:value-type="float" office:value="3.49513381995134" calcext:value-type="float">
            <text:p>3.49513381995134</text:p>
          </table:table-cell>
          <table:table-cell office:value-type="float" office:value="0.687019493909691" calcext:value-type="float">
            <text:p>0.6870194939096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['Adventure|Animation|Fantasy|Romance', 'Action|Adventure|Fantasy|Sci-Fi', 'Action|Adventure|Animation|Drama|Fantasy', 'Comedy|Crime|Drama|Thriller', 'Action|Sci-Fi', 'Animation|Children|Drama|Fantasy', 'Comedy|Drama|Romance', 'Action|Horror|Sci-Fi|Thriller', 'Action|Adventure|Sci-Fi', 'Action|Adventure|Sci-Fi|Thriller', 'Action|Adventure|Sci-Fi|IMAX', 'Action|Adventure|Sci-Fi', 'Action|Animation|Comedy', 'Drama|Mystery|Sci-Fi|Thriller', 'Adventure|Animation|Children|Drama|Musical', 'Comedy|Horror', 'Drama|Horror|Mystery|Thriller', 'Action|Adventure|Sci-Fi', 'Action|Adventure|Fantasy', 'Action|Adventure|Animation|Children|Fantasy|Sci-Fi']</text:p>
          </table:table-cell>
          <table:table-cell office:value-type="float" office:value="0.513822317123413" calcext:value-type="float">
            <text:p>0.513822317123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84516529]</text:p>
          </table:table-cell>
          <table:table-cell office:value-type="float" office:value="5.14744547706515" calcext:value-type="float">
            <text:p>5.14744547706515</text:p>
          </table:table-cell>
          <table:table-cell office:value-type="string" calcext:value-type="string">
            <text:p>[ 184 <text:s/>232 <text:s/>192 1159 <text:s/>166 <text:s text:c="2"/>16 <text:s/>165 <text:s text:c="2"/>15 1134 <text:s/>292]</text:p>
          </table:table-cell>
          <table:table-cell office:value-type="string" calcext:value-type="string">
            <text:p>[6.85348596e-01 2.23350871e-02 1.87406063e-02 1.66931335e-02 1.19580128e-02 6.51148766e-03 4.45427442e-03 1.68939073e-03 1.09942503e-03 2.03044316e-04]</text:p>
          </table:table-cell>
          <table:table-cell office:value-type="float" office:value="1.30228019025744" calcext:value-type="float">
            <text:p>1.30228019025744</text:p>
          </table:table-cell>
          <table:table-cell office:value-type="string" calcext:value-type="string">
            <text:p>[('Drama|Romance', 0.6853485955478265), ('Crime|Drama', 0.022335087058552708), ('Action|Crime|Drama|Thriller', 0.01874060628242414), ('Comedy|Crime|Drama', 0.016693133510806507), ('Action|Sci-Fi|Thriller', 0.011958012795152103), ('Comedy|Crime|Drama|Thriller', 0.006511487664633348), ('Comedy|Crime|Thriller', 0.004454274421576112), ('Action|Adventure|Sci-Fi', 0.0016893907311388355), ('Action|Crime|Thriller', 0.0010994250333491253), ('Mystery|Sci-Fi|Thriller', 0.00020304431608227818)]</text:p>
          </table:table-cell>
          <table:table-cell office:value-type="string" calcext:value-type="string">
            <text:p>['Action|Adventure|Comedy|Sci-Fi']</text:p>
          </table:table-cell>
          <table:table-cell office:value-type="float" office:value="3.39195700518903" calcext:value-type="float">
            <text:p>3.39195700518903</text:p>
          </table:table-cell>
          <table:table-cell office:value-type="float" office:value="0.933134293505264" calcext:value-type="float">
            <text:p>0.933134293505264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['Animation|Children|Comedy', 'Comedy|Drama|Romance', 'Comedy', 'Comedy', 'Drama', 'Comedy|Drama|Fantasy', 'Comedy|Drama|Romance', 'Comedy', 'Drama', 'Action|Adventure|Drama', 'Comedy|Drama', 'Comedy', 'Comedy|Romance', 'Comedy|Drama', 'Comedy|Drama|Romance', 'Action|Western', 'Drama|Western', 'Adventure|Drama', 'Adventure|Drama|War', 'Drama']</text:p>
          </table:table-cell>
          <table:table-cell office:value-type="float" office:value="0.521502733230591" calcext:value-type="float">
            <text:p>0.521502733230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44831169]</text:p>
          </table:table-cell>
          <table:table-cell office:value-type="float" office:value="4.16578908342181" calcext:value-type="float">
            <text:p>4.16578908342181</text:p>
          </table:table-cell>
          <table:table-cell office:value-type="string" calcext:value-type="string">
            <text:p>[ 20 <text:s/>28 636 <text:s/>32 504 549 <text:s text:c="2"/>7 480 <text:s/>25 <text:s/>16]</text:p>
          </table:table-cell>
          <table:table-cell office:value-type="string" calcext:value-type="string">
            <text:p>[0.69430591 0.07629409 0.03426553 0.02915513 0.0130792 <text:s/>0.01056706 0.00703954 0.00507813 0.00344641 0.00132804]</text:p>
          </table:table-cell>
          <table:table-cell office:value-type="float" office:value="0.717477396641012" calcext:value-type="float">
            <text:p>0.717477396641012</text:p>
          </table:table-cell>
          <table:table-cell office:value-type="string" calcext:value-type="string">
            <text:p>[('Comedy|Drama|Romance|War', 0.6943059088653847), ('Drama|War', 0.07629408805803149), ('Comedy|Romance', 0.03426553183848095), ('Adventure|Drama|Western', 0.02915513005877893), ('Drama', 0.013079198667010789), ('Action|Adventure|Sci-Fi', 0.010567055169075107), ('Action|Drama|War', 0.00703954300740781), ('Comedy|Romance', 0.005078133709070452), ('Thriller', 0.003446412130181041), ('Comedy|Crime|Drama|Thriller', 0.0013280408425248072)]</text:p>
          </table:table-cell>
          <table:table-cell office:value-type="string" calcext:value-type="string">
            <text:p>['Crime|Drama']</text:p>
          </table:table-cell>
          <table:table-cell office:value-type="float" office:value="3.046875" calcext:value-type="float">
            <text:p>3.046875</text:p>
          </table:table-cell>
          <table:table-cell office:value-type="float" office:value="0.90016817005213" calcext:value-type="float">
            <text:p>0.900168170052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'Crime|Drama', 'Comedy|Romance', 'Action|Crime|Drama|War', 'Action|Adventure|Sci-Fi', 'Drama|War', 'Action|Sci-Fi', 'Comedy|Drama|Romance', 'Adventure|Drama|Sci-Fi', 'Children|Drama|Fantasy|Mystery', 'Adventure|Animation|Children|Drama|Musical|IMAX', 'Comedy|Drama|Fantasy|Romance|Thriller', 'Comedy|Drama|Romance|War', 'Action|Adventure|Thriller', 'Drama|Horror|Sci-Fi', 'Comedy', 'Comedy|Romance', 'Comedy|Romance', 'Action|Comedy|Sci-Fi', 'Drama', 'Comedy|Romance']</text:p>
          </table:table-cell>
          <table:table-cell office:value-type="float" office:value="0.5074622631073" calcext:value-type="float">
            <text:p>0.507462263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.09615792]</text:p>
          </table:table-cell>
          <table:table-cell office:value-type="float" office:value="4.71765288217735" calcext:value-type="float">
            <text:p>4.71765288217735</text:p>
          </table:table-cell>
          <table:table-cell office:value-type="string" calcext:value-type="string">
            <text:p>[ <text:s/>16 1129 <text:s/>232 <text:s/>728 1125 <text:s/>753 <text:s/>166 <text:s/>292 2046 <text:s/>234]</text:p>
          </table:table-cell>
          <table:table-cell office:value-type="string" calcext:value-type="string">
            <text:p>[7.32922755e-01 4.11095145e-02 2.42508379e-02 2.11419119e-02 2.05266937e-02 3.93494590e-03 3.06183167e-03 9.70129573e-04 4.21733710e-04 6.81505812e-05]</text:p>
          </table:table-cell>
          <table:table-cell office:value-type="float" office:value="0.62149496082314" calcext:value-type="float">
            <text:p>0.62149496082314</text:p>
          </table:table-cell>
          <table:table-cell office:value-type="string" calcext:value-type="string">
            <text:p>[('Comedy|Crime|Drama|Thriller', 0.7329227550187646), ('Drama|Romance|Sci-Fi', 0.04110951451717895), ('Crime|Drama', 0.02425083787984924), ('Comedy|Drama|Sci-Fi', 0.02114191185007375), ('Comedy|Romance', 0.020526693661227405), ('Adventure|Fantasy', 0.003934945898691683), ('Action|Sci-Fi|Thriller', 0.003061831666990751), ('Mystery|Sci-Fi|Thriller', 0.0009701295727054357), ('Comedy|Drama|Romance', 0.0004217337101011685), ('Action|Crime|Thriller', 6.81505811957616e-05)]</text:p>
          </table:table-cell>
          <table:table-cell office:value-type="string" calcext:value-type="string">
            <text:p>['Mystery|Thriller']</text:p>
          </table:table-cell>
          <table:table-cell office:value-type="float" office:value="4.02028985507246" calcext:value-type="float">
            <text:p>4.02028985507246</text:p>
          </table:table-cell>
          <table:table-cell office:value-type="float" office:value="0.734961245186483" calcext:value-type="float">
            <text:p>0.73496124518648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['Mystery|Sci-Fi|Thriller', 'Comedy|Drama|Romance', 'Action|Crime|Thriller', 'Action|Adventure|Sci-Fi|IMAX', 'Action|Adventure|Drama|Fantasy', 'Drama', 'Action|Crime|Thriller', 'Drama', 'Adventure|Fantasy', 'Crime|Drama|Sci-Fi|Thriller', 'Crime|Drama', 'Adventure|Comedy|Fantasy', 'Adventure|Fantasy', 'Adventure|Animation|Children|Comedy|Fantasy|Romance', 'Comedy|Drama|Romance', 'Drama', 'Comedy|Drama|Romance', 'Comedy|Drama|Romance', 'Comedy|Drama|Romance', 'Drama|War']</text:p>
          </table:table-cell>
          <table:table-cell office:value-type="float" office:value="0.526344299316406" calcext:value-type="float">
            <text:p>0.526344299316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77696087]</text:p>
          </table:table-cell>
          <table:table-cell office:value-type="float" office:value="4.59835439790046" calcext:value-type="float">
            <text:p>4.59835439790046</text:p>
          </table:table-cell>
          <table:table-cell office:value-type="string" calcext:value-type="string">
            <text:p>[ 68 723 <text:s/>20 <text:s/>15 121 <text:s/>36 <text:s/>70 354 <text:s/>26 <text:s text:c="2"/>7]</text:p>
          </table:table-cell>
          <table:table-cell office:value-type="string" calcext:value-type="string">
            <text:p>[0.66722106 0.04008311 0.03435825 0.03377473 0.02850086 0.02269148 0.01958956 0.00703935 0.00516283 0.00365642]</text:p>
          </table:table-cell>
          <table:table-cell office:value-type="float" office:value="0.821393524613161" calcext:value-type="float">
            <text:p>0.821393524613161</text:p>
          </table:table-cell>
          <table:table-cell office:value-type="string" calcext:value-type="string">
            <text:p>[('Action|Adventure|Sci-Fi', 0.6672210605774269), ('Adventure|Drama|Sci-Fi', 0.0400831063923155), ('Comedy|Drama|Romance|War', 0.03435825230513139), ('Action|Adventure|Sci-Fi', 0.03377473486930589), ('Action|Drama|War', 0.028500856411730526), ('Comedy|Crime|Drama|Thriller', 0.022691484977956526), ('Action|Adventure', 0.019589564594806073), ('Adventure|Drama|War', 0.0070393518384538585), ('Action|Adventure|Sci-Fi|Thriller', 0.005162827208292596), ('Action|Drama|War', 0.003656424893204915)]</text:p>
          </table:table-cell>
          <table:table-cell office:value-type="string" calcext:value-type="string">
            <text:p>['Comedy|Crime|Drama|Thriller']</text:p>
          </table:table-cell>
          <table:table-cell office:value-type="float" office:value="4" calcext:value-type="float">
            <text:p>4</text:p>
          </table:table-cell>
          <table:table-cell office:value-type="float" office:value="1.04880884817015" calcext:value-type="float">
            <text:p>1.04880884817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'Action|Adventure|Animation|Drama|Fantasy', 'Action|Adventure|Horror|Sci-Fi', 'Crime|Horror', 'Comedy|Drama', 'Crime|Drama', 'Action|Adventure|Sci-Fi', 'Crime|Film-Noir|Thriller', 'Action|Sci-Fi|Thriller', 'Crime|Horror|Thriller', 'Action|Adventure|Comedy|Fantasy|Romance', 'Comedy|Crime|Drama|Thriller', 'Action|Adventure|Sci-Fi', 'Animation|Children', 'Comedy|Crime', 'Action|Adventure|Comedy|Fantasy|Horror', 'Action|Crime', 'Crime|Drama', 'Crime|Mystery|Thriller', 'Animation|Comedy|Musical', 'Drama|Romance']</text:p>
          </table:table-cell>
          <table:table-cell office:value-type="float" office:value="0.514319658279419" calcext:value-type="float">
            <text:p>0.514319658279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59889905]</text:p>
          </table:table-cell>
          <table:table-cell office:value-type="float" office:value="4.45535876936673" calcext:value-type="float">
            <text:p>4.45535876936673</text:p>
          </table:table-cell>
          <table:table-cell office:value-type="string" calcext:value-type="string">
            <text:p>[ 232 1361 <text:s/>244 <text:s/>121 <text:s/>238 1271 <text:s text:c="2"/>28 <text:s/>203 <text:s/>147 <text:s text:c="2"/>20]</text:p>
          </table:table-cell>
          <table:table-cell office:value-type="string" calcext:value-type="string">
            <text:p>[8.67223242e-01 3.87643192e-02 1.56139912e-02 1.19855812e-02 6.55483397e-03 6.30928511e-03 3.87718031e-03 3.74486764e-03 9.25644947e-04 8.53761979e-04]</text:p>
          </table:table-cell>
          <table:table-cell office:value-type="float" office:value="0.856459722338458" calcext:value-type="float">
            <text:p>0.856459722338458</text:p>
          </table:table-cell>
          <table:table-cell office:value-type="string" calcext:value-type="string">
            <text:p>[('Crime|Drama', 0.867223242040292), ('Drama|Thriller|War', 0.03876431923492534), ('Action|Crime|Drama|Mystery|Sci-Fi|Thriller|IMAX', 0.015613991152894195), ('Action|Drama|War', 0.011985581200802732), ('Action|Crime|Drama|IMAX', 0.006554833972254574), ('Action|Adventure|Drama', 0.006309285112652162), ('Drama|War', 0.0038771803066743778), ('Crime|Drama', 0.0037448676439263986), ('Crime|Drama', 0.0009256449466016609), ('Comedy|Drama|Romance|War', 0.0008537619793045298)]</text:p>
          </table:table-cell>
          <table:table-cell office:value-type="string" calcext:value-type="string">
            <text:p>['Action|Drama|War']</text:p>
          </table:table-cell>
          <table:table-cell office:value-type="float" office:value="3.85972222222222" calcext:value-type="float">
            <text:p>3.85972222222222</text:p>
          </table:table-cell>
          <table:table-cell office:value-type="float" office:value="0.801328709467771" calcext:value-type="float">
            <text:p>0.80132870946777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['Action|Crime|Drama|Thriller', 'Drama|Sci-Fi|Thriller', 'Comedy|Drama|Fantasy|Romance', 'Horror|Mystery|Thriller', 'Comedy', 'Animation|Comedy', 'Drama|Horror|Mystery|Sci-Fi|Thriller', 'Drama', 'Drama|Fantasy|Musical|Romance', 'Drama|Thriller', 'Animation|Drama|Fantasy', 'Drama', 'Drama|Romance', 'Action|Comedy', 'Action|Sci-Fi|Thriller', 'Crime|Drama|Mystery|Thriller', 'Drama|Mystery|Thriller', 'Comedy|Drama|Romance', 'Action|Sci-Fi|Thriller', 'Drama']</text:p>
          </table:table-cell>
          <table:table-cell office:value-type="float" office:value="0.484161853790283" calcext:value-type="float">
            <text:p>0.484161853790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.91763536]</text:p>
          </table:table-cell>
          <table:table-cell office:value-type="float" office:value="5.63126795464768" calcext:value-type="float">
            <text:p>5.63126795464768</text:p>
          </table:table-cell>
          <table:table-cell office:value-type="string" calcext:value-type="string">
            <text:p>[ 70 <text:s/>34 391 121 <text:s/>26 987 <text:s/>15 <text:s/>42 463 <text:s/>16]</text:p>
          </table:table-cell>
          <table:table-cell office:value-type="string" calcext:value-type="string">
            <text:p>[0.32589382 0.16757669 0.0948551 <text:s/>0.09005583 0.04173513 0.01645731 0.01531687 0.00894069 0.00623121 0.00542124]</text:p>
          </table:table-cell>
          <table:table-cell office:value-type="float" office:value="2.7136325909695" calcext:value-type="float">
            <text:p>2.7136325909695</text:p>
          </table:table-cell>
          <table:table-cell office:value-type="string" calcext:value-type="string">
            <text:p>[('Action|Adventure', 0.3258938244135727), ('Crime|Horror|Thriller', 0.167576693686055), ('Comedy|Drama|Romance|War', 0.09485510415502776), ('Action|Drama|War', 0.0900558300310102), ('Action|Adventure|Sci-Fi|Thriller', 0.0417351334856593), ('Drama|Romance', 0.016457312492040882), ('Action|Adventure|Sci-Fi', 0.015316867405677236), ('Action|Adventure|Sci-Fi|Thriller', 0.008940692733285474), ('Adventure|Drama|IMAX', 0.00623120685405984), ('Comedy|Crime|Drama|Thriller', 0.005421244529540087)]</text:p>
          </table:table-cell>
          <table:table-cell office:value-type="string" calcext:value-type="string">
            <text:p>['Comedy|Drama|Romance|War']</text:p>
          </table:table-cell>
          <table:table-cell office:value-type="float" office:value="3.45501730103806" calcext:value-type="float">
            <text:p>3.45501730103806</text:p>
          </table:table-cell>
          <table:table-cell office:value-type="float" office:value="1.08571285547559" calcext:value-type="float">
            <text:p>1.085712855475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'Comedy', 'Action|Sci-Fi|Thriller', 'Action|Crime|Drama|Thriller', 'Action|Adventure|Comedy|Fantasy|Horror', 'Action|Adventure|Comedy', 'Action|Horror|Sci-Fi', 'Comedy|Drama', 'Comedy|Romance', 'Action|Sci-Fi', 'Comedy|Mystery|Thriller', 'Comedy', 'Action|Adventure|Fantasy', 'Adventure|Children|Comedy|Drama', 'Horror', 'Drama|Sci-Fi', 'Comedy|Drama', 'Action|Adventure|Sci-Fi', 'Drama', 'Comedy|Drama|Fantasy|Romance', 'Drama|Romance']</text:p>
          </table:table-cell>
          <table:table-cell office:value-type="float" office:value="0.494738817214966" calcext:value-type="float">
            <text:p>0.494738817214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.70534155]</text:p>
          </table:table-cell>
          <table:table-cell office:value-type="float" office:value="5.21451629880162" calcext:value-type="float">
            <text:p>5.21451629880162</text:p>
          </table:table-cell>
          <table:table-cell office:value-type="string" calcext:value-type="string">
            <text:p>[ <text:s/>16 <text:s/>774 <text:s/>444 <text:s/>753 <text:s/>292 1047 <text:s/>728 <text:s/>232 <text:s/>764 <text:s/>234]</text:p>
          </table:table-cell>
          <table:table-cell office:value-type="string" calcext:value-type="string">
            <text:p>[0.75523497 0.01601484 0.01518312 0.01406307 0.01398943 0.00782929 0.00715836 0.00543792 0.00415309 0.00396831]</text:p>
          </table:table-cell>
          <table:table-cell office:value-type="float" office:value="1.5091747530492" calcext:value-type="float">
            <text:p>1.5091747530492</text:p>
          </table:table-cell>
          <table:table-cell office:value-type="string" calcext:value-type="string">
            <text:p>[('Comedy|Crime|Drama|Thriller', 0.7552349722901345), ('Action|Adventure|Drama|Fantasy', 0.01601484435261223), ('Mystery|Thriller', 0.015183120174798264), ('Adventure|Fantasy', 0.014063072108459102), ('Mystery|Sci-Fi|Thriller', 0.013989427085179872), ('Action|Drama|Thriller', 0.007829289357604565), ('Comedy|Drama|Sci-Fi', 0.007158360483470286), ('Crime|Drama', 0.005437916360534514), ('Adventure|Fantasy', 0.004153092362985118), ('Action|Crime|Thriller', 0.003968311476977854)]</text:p>
          </table:table-cell>
          <table:table-cell office:value-type="string" calcext:value-type="string">
            <text:p>['Drama|Romance|Sci-Fi']</text:p>
          </table:table-cell>
          <table:table-cell office:value-type="float" office:value="2.66564102564103" calcext:value-type="float">
            <text:p>2.66564102564103</text:p>
          </table:table-cell>
          <table:table-cell office:value-type="float" office:value="1.09614661865963" calcext:value-type="float">
            <text:p>1.0961466186596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['Adventure|Animation|Children|Romance|Sci-Fi', 'Comedy|Crime', 'Drama|Mystery|Sci-Fi|Thriller', 'Comedy', 'Adventure|Children|Musical', 'Crime|Drama', 'Drama', 'Action|Adventure|Comedy|Fantasy|Horror', 'Comedy|Horror', 'Drama|Romance|Sci-Fi', 'Crime|Drama', 'Drama', 'Action|Adventure|Sci-Fi', 'Adventure|Animation|Children|Drama', 'Adventure|Children|Fantasy|Musical', 'Crime|Horror|Mystery|Thriller', 'Action|Crime|Drama|IMAX', 'Action|Crime|Fantasy|Thriller', 'Action|Adventure|Drama|Thriller', 'Crime|Drama|Thriller']</text:p>
          </table:table-cell>
          <table:table-cell office:value-type="float" office:value="0.524142265319824" calcext:value-type="float">
            <text:p>0.5241422653198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formula="of:=STDEV([.E$1:.E$1048576])" office:value-type="float" office:value="0.907936199143562" calcext:value-type="float">
            <text:p>0.90793619914356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formula="of:=AVERAGE([.E$1:.E$1048576])" office:value-type="float" office:value="1.64379925443935" calcext:value-type="float">
            <text:p>1.6437992544393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51:41.850548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1T15:52:27.539125966</dc:date>
    <meta:editing-duration>PT4M52S</meta:editing-duration>
    <meta:editing-cycles>2</meta:editing-cycles>
    <meta:generator>LibreOffice/6.0.7.3$Linux_X86_64 LibreOffice_project/00m0$Build-3</meta:generator>
    <meta:document-statistic meta:table-count="1" meta:cell-count="767" meta:object-count="0"/>
  </office:meta>
</office:document-meta>
</file>